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sans-serif" svg:font-family="sans-serif"/>
    <style:font-face style:name="Courier New" svg:font-family="'Courier New'" style:font-family-generic="modern"/>
    <style:font-face style:name="DejaVu Sans Mono" svg:font-family="'DejaVu Sans Mono'" style:font-family-generic="modern"/>
    <style:font-face style:name="MS Mincho" svg:font-family="'MS Mincho', 'ＭＳ 明朝'" style:font-family-generic="modern"/>
    <style:font-face style:name="Courier New1" svg:font-family="'Courier New'" style:font-family-generic="roman"/>
    <style:font-face style:name="Lohit Hindi" svg:font-family="'Lohit Hindi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3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2dc5aa" officeooo:paragraph-rsid="002dc5aa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text-transform="uppercase" style:font-name="Arial" fo:font-size="14pt" fo:font-weight="bold" style:letter-kerning="true" style:font-size-asian="14pt" style:font-weight-asian="bold" style:font-name-complex="Arial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text-transform="uppercase" style:font-name="Arial" fo:font-size="14pt" fo:font-weight="bold" officeooo:paragraph-rsid="00211aa9" style:letter-kerning="true" style:font-size-asian="14pt" style:font-weight-asian="bold" style:font-name-complex="Arial" style:font-size-complex="14pt" style:font-weight-complex="bol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margin-left="9.252cm" fo:margin-right="0cm" fo:text-align="justify" style:justify-single-word="false" fo:text-indent="0cm" style:auto-text-indent="false">
        <style:tab-stops>
          <style:tab-stop style:position="2cm"/>
          <style:tab-stop style:position="8.001cm"/>
        </style:tab-stops>
      </style:paragraph-properties>
    </style:style>
    <style:style style:name="P11" style:family="paragraph" style:parent-style-name="Standard">
      <style:paragraph-properties fo:margin-left="9.252cm" fo:margin-right="0cm" fo:margin-top="0cm" fo:margin-bottom="0.212cm" style:contextual-spacing="false" fo:text-align="justify" style:justify-single-word="false" fo:text-indent="0cm" style:auto-text-indent="false">
        <style:tab-stops>
          <style:tab-stop style:position="2cm"/>
          <style:tab-stop style:position="8.001cm"/>
        </style:tab-stops>
      </style:paragraph-properties>
    </style:style>
    <style:style style:name="P12" style:family="paragraph" style:parent-style-name="plain_5f_text">
      <style:paragraph-properties fo:margin-left="0cm" fo:margin-right="0cm" fo:text-align="center" style:justify-single-word="false" fo:text-indent="0cm" style:auto-text-indent="false"/>
    </style:style>
    <style:style style:name="P13" style:family="paragraph" style:parent-style-name="Text_20_body">
      <style:paragraph-properties fo:margin-top="0cm" fo:margin-bottom="0cm" style:contextual-spacing="false" fo:text-align="start" style:justify-single-word="false"/>
    </style:style>
    <style:style style:name="P14" style:family="paragraph" style:parent-style-name="Основной_20_текст_20_21">
      <style:paragraph-properties fo:text-align="start" style:justify-single-word="false">
        <style:tab-stops>
          <style:tab-stop style:position="2cm"/>
          <style:tab-stop style:position="7.001cm"/>
          <style:tab-stop style:position="13.002cm"/>
        </style:tab-stops>
      </style:paragraph-properties>
    </style:style>
    <style:style style:name="P15" style:family="paragraph" style:parent-style-name="header_5f_2">
      <style:text-properties officeooo:rsid="002b675e" officeooo:paragraph-rsid="002b675e"/>
    </style:style>
    <style:style style:name="P16" style:family="paragraph" style:parent-style-name="subpicture_5f_text">
      <style:text-properties fo:language="en" fo:country="US" officeooo:rsid="002c7d7b" officeooo:paragraph-rsid="002c7d7b" style:font-name-asian="MS Mincho" style:language-asian="ja" style:country-asian="JP"/>
    </style:style>
    <style:style style:name="P17" style:family="paragraph" style:parent-style-name="Простой_20_Текст">
      <style:text-properties fo:language="ru" fo:country="RU" officeooo:rsid="002b2d1d" officeooo:paragraph-rsid="002b2d1d"/>
    </style:style>
    <style:style style:name="P18" style:family="paragraph" style:parent-style-name="Standard">
      <style:text-properties fo:color="#000080" style:font-name="Courier New1" fo:font-size="10pt" fo:font-weight="bold" style:font-size-asian="10pt" style:font-weight-asian="bold"/>
    </style:style>
    <style:style style:name="P19" style:family="paragraph" style:parent-style-name="Standard">
      <style:text-properties fo:color="#000000" style:font-name="Courier New1" fo:font-size="10pt" style:font-size-asian="10pt"/>
    </style:style>
    <style:style style:name="P20" style:family="paragraph" style:parent-style-name="Standard">
      <style:text-properties fo:color="#000000" style:font-name="Courier New1" fo:font-size="10pt" fo:font-weight="normal" style:font-size-asian="10pt" style:font-weight-asian="normal"/>
    </style:style>
    <style:style style:name="P21" style:family="paragraph" style:parent-style-name="Heading_20_6">
      <style:paragraph-properties fo:text-align="center" style:justify-single-word="false"/>
      <style:text-properties fo:text-transform="uppercase" style:font-name="Arial" fo:font-size="14pt" fo:language="ru" fo:country="RU" fo:font-weight="bold" officeooo:rsid="003a4aee" officeooo:paragraph-rsid="003a4aee" style:letter-kerning="true" style:font-size-asian="14pt" style:font-weight-asian="bold" style:font-name-complex="Arial" style:font-size-complex="14pt" style:font-weight-complex="bold"/>
    </style:style>
    <style:style style:name="P22" style:family="paragraph" style:parent-style-name="plain_5f_text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P23" style:family="paragraph" style:parent-style-name="plain_5f_text">
      <style:text-properties officeooo:rsid="003de017" officeooo:paragraph-rsid="003de017"/>
    </style:style>
    <style:style style:name="P24" style:family="paragraph" style:parent-style-name="plain_5f_text" style:list-style-name="WW8Num1" style:master-page-name="">
      <style:paragraph-properties fo:margin-left="0cm" fo:margin-right="0cm" fo:line-height="150%" fo:text-align="justify" style:justify-single-word="false" fo:orphans="2" fo:widows="2" fo:hyphenation-ladder-count="no-limit" fo:text-indent="1cm" style:auto-text-indent="false" style:page-number="auto" style:writing-mode="lr-tb"/>
      <style:text-properties fo:hyphenate="false" fo:hyphenation-remain-char-count="2" fo:hyphenation-push-char-count="2"/>
    </style:style>
    <style:style style:name="P25" style:family="paragraph" style:parent-style-name="subpicture_5f_text">
      <style:text-properties style:text-position="sub 58%" fo:language="en" fo:country="US" fo:font-style="italic" officeooo:rsid="002c7d7b" officeooo:paragraph-rsid="002f6aad" style:font-name-asian="MS Mincho" style:language-asian="ja" style:country-asian="JP" style:font-style-asian="italic" style:font-style-complex="italic"/>
    </style:style>
    <style:style style:name="P26" style:family="paragraph" style:parent-style-name="Heading_20_1">
      <style:text-properties officeooo:rsid="002b2d1d" officeooo:paragraph-rsid="002b2d1d"/>
    </style:style>
    <style:style style:name="P27" style:family="paragraph" style:parent-style-name="Heading_20_1" style:list-style-name="WW8Num1">
      <style:text-properties officeooo:rsid="002b2d1d" officeooo:paragraph-rsid="002b2d1d"/>
    </style:style>
    <style:style style:name="P28" style:family="paragraph" style:parent-style-name="Heading_20_1" style:master-page-name="Преобразование_20_1">
      <style:paragraph-properties style:page-number="auto"/>
    </style:style>
    <style:style style:name="P29" style:family="paragraph" style:parent-style-name="Простой_20_Текст">
      <style:text-properties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30" style:family="paragraph" style:parent-style-name="Простой_20_Текст">
      <style:text-properties fo:language="en" fo:country="US" officeooo:rsid="003e56f6" officeooo:paragraph-rsid="004035da"/>
    </style:style>
    <style:style style:name="P31" style:family="paragraph" style:parent-style-name="Простой_20_Текст">
      <style:text-properties fo:language="en" fo:country="US" officeooo:rsid="003e56f6" officeooo:paragraph-rsid="0040ad98"/>
    </style:style>
    <style:style style:name="P32" style:family="paragraph" style:parent-style-name="Простой_20_Текст" style:list-style-name="WW8Num1" style:master-page-name="">
      <style:paragraph-properties fo:margin-left="0cm" fo:margin-right="0cm" fo:line-height="150%" fo:text-align="justify" style:justify-single-word="false" fo:orphans="2" fo:widows="2" fo:hyphenation-ladder-count="no-limit" fo:text-indent="1.101cm" style:auto-text-indent="false" style:page-number="auto" style:writing-mode="lr-tb"/>
      <style:text-properties officeooo:rsid="003c1279" officeooo:paragraph-rsid="003c1279" fo:hyphenate="false" fo:hyphenation-remain-char-count="2" fo:hyphenation-push-char-count="2"/>
    </style:style>
    <style:style style:name="T1" style:family="text">
      <style:text-properties fo:font-size="14pt" style:font-size-asian="14pt"/>
    </style:style>
    <style:style style:name="T2" style:family="text">
      <style:text-properties fo:font-size="14pt" officeooo:rsid="0024c128" style:font-size-asian="14pt"/>
    </style:style>
    <style:style style:name="T3" style:family="text">
      <style:text-properties fo:font-size="14pt" fo:language="ru" fo:country="RU" style:font-size-asian="14pt"/>
    </style:style>
    <style:style style:name="T4" style:family="text">
      <style:text-properties fo:font-size="14pt" fo:language="ru" fo:country="RU" officeooo:rsid="0024c128" style:font-size-asian="14pt"/>
    </style:style>
    <style:style style:name="T5" style:family="text">
      <style:text-properties fo:font-size="14pt" fo:language="ru" fo:country="RU" officeooo:rsid="002c7d7b" style:font-size-asian="14pt" style:font-size-complex="14pt"/>
    </style:style>
    <style:style style:name="T6" style:family="text">
      <style:text-properties fo:font-size="14pt" fo:language="ru" fo:country="RU" officeooo:rsid="0033f3dd" style:font-size-asian="14pt" style:font-size-complex="14pt"/>
    </style:style>
    <style:style style:name="T7" style:family="text">
      <style:text-properties fo:font-size="14pt" fo:language="ru" fo:country="RU" officeooo:rsid="003e56f6" style:font-size-asian="14pt" style:font-size-complex="14pt"/>
    </style:style>
    <style:style style:name="T8" style:family="text">
      <style:text-properties fo:font-size="14pt" fo:language="ru" fo:country="RU" officeooo:rsid="003ff55b" style:font-size-asian="14pt" style:font-size-complex="14pt"/>
    </style:style>
    <style:style style:name="T9" style:family="text">
      <style:text-properties fo:font-size="14pt" fo:language="en" fo:country="US" officeooo:rsid="00384db5" style:font-size-asian="14pt"/>
    </style:style>
    <style:style style:name="T10" style:family="text">
      <style:text-properties fo:font-size="14pt" fo:language="en" fo:country="US" officeooo:rsid="003e56f6" style:font-size-asian="14pt" style:font-size-complex="14pt"/>
    </style:style>
    <style:style style:name="T11" style:family="text">
      <style:text-properties fo:font-size="14pt" fo:language="en" fo:country="US" officeooo:rsid="003ff55b" style:font-size-asian="14pt" style:font-size-complex="14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243886"/>
    </style:style>
    <style:style style:name="T14" style:family="text">
      <style:text-properties fo:language="en" fo:country="US" style:font-name-asian="MS Mincho" style:language-asian="ja" style:country-asian="JP"/>
    </style:style>
    <style:style style:name="T15" style:family="text">
      <style:text-properties fo:language="en" fo:country="US" officeooo:rsid="003a4aee"/>
    </style:style>
    <style:style style:name="T16" style:family="text">
      <style:text-properties fo:language="en" fo:country="US" officeooo:rsid="003c1279"/>
    </style:style>
    <style:style style:name="T17" style:family="text">
      <style:text-properties fo:language="en" fo:country="US" officeooo:rsid="003de017"/>
    </style:style>
    <style:style style:name="T18" style:family="text">
      <style:text-properties fo:language="en" fo:country="US" officeooo:rsid="003e56f6"/>
    </style:style>
    <style:style style:name="T19" style:family="text">
      <style:text-properties fo:language="ru" fo:country="RU" officeooo:rsid="0024c128"/>
    </style:style>
    <style:style style:name="T20" style:family="text">
      <style:text-properties fo:language="ru" fo:country="RU" style:font-name-asian="MS Mincho" style:language-asian="ja" style:country-asian="JP"/>
    </style:style>
    <style:style style:name="T21" style:family="text">
      <style:text-properties fo:language="ru" fo:country="RU" officeooo:rsid="003f4c87" style:font-name-asian="MS Mincho" style:language-asian="ja" style:country-asian="JP"/>
    </style:style>
    <style:style style:name="T22" style:family="text">
      <style:text-properties fo:language="ru" fo:country="RU" officeooo:rsid="004035da" style:font-name-asian="MS Mincho" style:language-asian="ja" style:country-asian="JP"/>
    </style:style>
    <style:style style:name="T23" style:family="text">
      <style:text-properties fo:language="ru" fo:country="RU" officeooo:rsid="0040ad98" style:font-name-asian="MS Mincho" style:language-asian="ja" style:country-asian="JP"/>
    </style:style>
    <style:style style:name="T24" style:family="text">
      <style:text-properties fo:language="ru" fo:country="RU" officeooo:rsid="003c1279"/>
    </style:style>
    <style:style style:name="T25" style:family="text">
      <style:text-properties fo:language="ru" fo:country="RU" officeooo:rsid="003e56f6"/>
    </style:style>
    <style:style style:name="T26" style:family="text">
      <style:text-properties style:font-name-asian="MS Mincho" style:language-asian="ja" style:country-asian="JP"/>
    </style:style>
    <style:style style:name="T27" style:family="text">
      <style:text-properties officeooo:rsid="0032fee8" style:font-name-asian="MS Mincho" style:language-asian="ja" style:country-asian="JP"/>
    </style:style>
    <style:style style:name="T28" style:family="text">
      <style:text-properties officeooo:rsid="0033f3dd" style:font-name-asian="MS Mincho" style:language-asian="ja" style:country-asian="JP"/>
    </style:style>
    <style:style style:name="T29" style:family="text">
      <style:text-properties officeooo:rsid="003f4c87" style:font-name-asian="MS Mincho" style:language-asian="ja" style:country-asian="JP"/>
    </style:style>
    <style:style style:name="T30" style:family="text">
      <style:text-properties officeooo:rsid="004035da" style:font-name-asian="MS Mincho" style:language-asian="ja" style:country-asian="JP"/>
    </style:style>
    <style:style style:name="T31" style:family="text">
      <style:text-properties officeooo:rsid="0040ad98" style:font-name-asian="MS Mincho" style:language-asian="ja" style:country-asian="JP"/>
    </style:style>
    <style:style style:name="T32" style:family="text">
      <style:text-properties style:font-name="Times New Roman" fo:font-size="14pt" style:font-size-asian="14pt" style:font-size-complex="14pt"/>
    </style:style>
    <style:style style:name="T33" style:family="text">
      <style:text-properties fo:color="#804000" style:font-name="Courier New1"/>
    </style:style>
    <style:style style:name="T34" style:family="text">
      <style:text-properties fo:color="#804000" style:font-name="Courier New1" fo:font-size="10pt" style:font-size-asian="10pt"/>
    </style:style>
    <style:style style:name="T35" style:family="text">
      <style:text-properties fo:color="#8000ff" style:font-name="Courier New1" fo:font-size="10pt" style:font-size-asian="10pt"/>
    </style:style>
    <style:style style:name="T36" style:family="text">
      <style:text-properties fo:color="#8000ff" style:font-name="Courier New1" fo:font-size="10pt" fo:font-weight="normal" style:font-size-asian="10pt" style:font-weight-asian="normal"/>
    </style:style>
    <style:style style:name="T37" style:family="text">
      <style:text-properties fo:color="#000000" style:font-name="Courier New1" fo:font-size="10pt" style:font-size-asian="10pt"/>
    </style:style>
    <style:style style:name="T38" style:family="text">
      <style:text-properties fo:color="#000000" style:font-name="Courier New1" fo:font-size="10pt" fo:font-weight="normal" style:font-size-asian="10pt" style:font-weight-asian="normal"/>
    </style:style>
    <style:style style:name="T39" style:family="text">
      <style:text-properties fo:color="#000080" style:font-name="Courier New1" fo:font-size="10pt" fo:font-weight="bold" style:font-size-asian="10pt" style:font-weight-asian="bold"/>
    </style:style>
    <style:style style:name="T40" style:family="text">
      <style:text-properties fo:color="#808080" style:font-name="Courier New1" fo:font-size="10pt" fo:font-weight="normal" style:font-size-asian="10pt" style:font-weight-asian="normal"/>
    </style:style>
    <style:style style:name="T41" style:family="text">
      <style:text-properties fo:color="#ff8000" style:font-name="Courier New1" fo:font-size="10pt" fo:font-weight="normal" style:font-size-asian="10pt" style:font-weight-asian="normal"/>
    </style:style>
    <style:style style:name="T42" style:family="text">
      <style:text-properties fo:color="#0000ff" style:font-name="Courier New1" fo:font-size="10pt" fo:font-weight="bold" style:font-size-asian="10pt" style:font-weight-asian="bold"/>
    </style:style>
    <style:style style:name="T43" style:family="text">
      <style:text-properties fo:color="#008000" style:font-name="Courier New1" fo:font-size="10pt" style:font-size-asian="10pt"/>
    </style:style>
    <style:style style:name="T44" style:family="text">
      <style:text-properties fo:color="#008000" style:font-name="Courier New1" fo:font-size="10pt" fo:font-weight="normal" style:font-size-asian="10pt" style:font-weight-asian="normal"/>
    </style:style>
    <style:style style:name="T45" style:family="text">
      <style:text-properties officeooo:rsid="003de017"/>
    </style:style>
    <style:style style:name="T46" style:family="text">
      <style:text-properties fo:color="#008080" style:font-name="Courier New1" fo:font-size="10pt" fo:font-weight="normal" style:font-size-asian="10pt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Министерство образования и науки РФ</text:p>
      <text:p text:style-name="P12">Федеральное государственное бюджетное образовательное учреждение</text:p>
      <text:p text:style-name="P12">высшего профессионального образования</text:p>
      <text:p text:style-name="P12"/>
      <text:p text:style-name="P12">Тульский государственный университет</text:p>
      <text:p text:style-name="P2"/>
      <text:p text:style-name="P2"/>
      <text:p text:style-name="P2">КАФЕДРА ИНФОРМАЦИОННОЙ БЕЗОПАСНОСТИ</text:p>
      <text:p text:style-name="P2"/>
      <text:p text:style-name="P2"/>
      <text:p text:style-name="P2"/>
      <text:p text:style-name="P2"/>
      <text:p text:style-name="P2"/>
      <text:h text:style-name="P21" text:outline-level="6">Словарные методы сжатия данных. Алгоритм <text:span text:style-name="T12">LZw</text:span></text:h>
      <text:p text:style-name="P8"/>
      <text:p text:style-name="P8"/>
      <text:p text:style-name="P7"/>
      <text:p text:style-name="P2"/>
      <text:p text:style-name="P2"/>
      <text:p text:style-name="P6"><text:span text:style-name="T1">Лабораторная работа № </text:span><text:span text:style-name="T9">5</text:span></text:p>
      <text:p text:style-name="P2"><text:s/>по курсу «<text:span text:style-name="T19">Кодирование и сжатие данных</text:span>»</text:p>
      <text:p text:style-name="P2"/>
      <text:p text:style-name="P2"/>
      <text:p text:style-name="P2"/>
      <text:p text:style-name="P4">Вариант №<text:span text:style-name="T15">4</text:span></text:p>
      <text:p text:style-name="P2"><text:s/></text:p>
      <text:p text:style-name="P2"/>
      <text:p text:style-name="P6"/>
      <text:p text:style-name="P6"/>
      <text:p text:style-name="P6"/>
      <text:p text:style-name="P2"/>
      <text:p text:style-name="P2"/>
      <text:p text:style-name="P14">Выполнил: <text:s text:c="20"/>студент группы <text:s/>220601 <text:s text:c="5"/>_________ <text:s text:c="2"/>Белым А.А. </text:p>
      <text:p text:style-name="P10"><text:s text:c="17"/>(подпись)</text:p>
      <text:p text:style-name="P13"><text:span text:style-name="T1"><text:s/>Проверил:<text:tab/> <text:s text:c="20"/></text:span><text:span text:style-name="T3">к</text:span><text:span text:style-name="T1">. </text:span><text:span text:style-name="T2">т</text:span><text:span text:style-name="T1">. н., </text:span><text:span text:style-name="T3">доцент</text:span><text:span text:style-name="T1"> каф. ИБ <text:s text:c="5"/>_________ <text:s/></text:span><text:span text:style-name="T4">Гетманец В.М.</text:span></text:p>
      <text:p text:style-name="P11"><text:s text:c="17"/>(подпись)</text:p>
      <text:p text:style-name="P3"/>
      <text:p text:style-name="P3"/>
      <text:p text:style-name="P9"/>
      <text:p text:style-name="P9"/>
      <text:p text:style-name="P3"/>
      <text:p text:style-name="P3"/>
      <text:p text:style-name="P9"/>
      <text:p text:style-name="P9"/>
      <text:p text:style-name="P2">Тула 201<text:span text:style-name="T13">4</text:span></text:p>
      <text:p text:style-name="P5"/>
      <text:list xml:id="list7424002772227219876" text:style-name="WW8Num1">
        <text:list-item>
          <text:h text:style-name="P28" text:outline-level="1">Цель работы</text:h>
        </text:list-item>
        <text:list-item>
          <text:p text:style-name="P24">Целью работы является <text:span text:style-name="T24">ознакомление со словарными алгоритмами кодирования данных, изучение алгоритма </text:span><text:span text:style-name="T16">LZW </text:span><text:span text:style-name="T24">и его реализации.</text:span></text:p>
        </text:list-item>
        <text:list-item>
          <text:h text:style-name="P26" text:outline-level="1"/>
        </text:list-item>
        <text:list-item>
          <text:h text:style-name="P26" text:outline-level="1">Задание</text:h>
        </text:list-item>
        <text:list-item>
          <text:p text:style-name="P32"><text:span text:style-name="T27">И</text:span><text:span text:style-name="T26">зучить исходные коды реализации алгоритма </text:span><text:span text:style-name="T14">LZW </text:span><text:span text:style-name="T20">и исследовать его эффективность на файлах различных типов.</text:span></text:p>
        </text:list-item>
        <text:list-item>
          <text:h text:style-name="P27" text:outline-level="1"/>
        </text:list-item>
        <text:list-item>
          <text:h text:style-name="P27" text:outline-level="1">Описание <text:s/>метода</text:h>
        </text:list-item>
      </text:list>
      <text:p text:style-name="P23">Алгори́тм Ле́мпеля — Зи́ва — Ве́лча (Lempel-Ziv-Welch, LZW) — это универсальный алгоритм сжатия данных без потерь, созданный Абрахамом Лемпелем (англ. Abraham Lempel), Якобом Зивом (англ. Jacob Ziv) и Терри Велчем (англ. Terry Welch). Он был опубликован Велчем в 1984 году, в качестве улучшенной реализации алгоритма LZ78, опубликованного Лемпелем и Зивом в 1978 году. Алгоритм разработан так, чтобы его можно было быстро реализовать, но он не обязательно оптимален, поскольку он не проводит никакого анализа входных данных.</text:p>
      <text:p text:style-name="P23">Данный алгоритм при сжатии (кодировании) динамически создаёт таблицу преобразования строк: определённым последовательностям символов (словам) ставятся в соответствие группы бит фиксированной длины (обычно 12-битные). Таблица инициализируется всеми 1-символьными строками (в случае 8-битных символов — это 256 записей). По мере кодирования, алгоритм просматривает текст символ за символом, и сохраняет каждую новую, уникальную 2-символьную строку в таблицу в виде пары код/символ, где код ссылается на соответствующий первый символ. После того как новая 2-символьная строка сохранена в таблице, на выход передаётся код первого символа. Когда на входе читается очередной символ, для него по таблице находится уже встречавшаяся строка максимальной длины, после чего в таблице сохраняется код этой строки со следующим символом на входе; на выход выдаётся код этой строки, а следующий символ используется в качестве начала следующей строки.</text:p>
      <text:p text:style-name="P23"><text:soft-page-break/>Алгоритму декодирования на входе требуется только закодированный текст, поскольку он может воссоздать соответствующую таблицу преобразования непосредственно по закодированному тексту.</text:p>
      <text:p text:style-name="P29"/>
      <text:list xml:id="list230808207170219" text:continue-numbering="true" text:style-name="WW8Num1">
        <text:list-item>
          <text:h text:style-name="P27" text:outline-level="1">Текст программы</text:h>
        </text:list-item>
      </text:list>
      <text:p text:style-name="P17">Далее представлен текст программы, выполняющей кодирование и декодирование по <text:span text:style-name="T45">алгоритму </text:span><text:span text:style-name="T17">LZW</text:span>.</text:p>
      <text:p text:style-name="P18"><text:span text:style-name="T33">#include &lt;cstdio&gt;</text:span></text:p>
      <text:p text:style-name="Standard"><text:span text:style-name="T34">#include &lt;cstdlib&gt;</text:span></text:p>
      <text:p text:style-name="Standard"><text:span text:style-name="T34">#include &lt;cstring&gt;</text:span></text:p>
      <text:p text:style-name="Standard"><text:span text:style-name="T34">#define BITS 14 <text:s text:c="17"/></text:span><text:span text:style-name="T37">/* Установка длины кода равной 12, 13 <text:s text:c="2"/>*/</text:span></text:p>
      <text:p text:style-name="Standard"><text:span text:style-name="T34">#define HASHING_SHIFT (BITS-8) <text:s text:c="4"/></text:span><text:span text:style-name="T37">/* или 14 битам. <text:s text:c="23"/>*/</text:span></text:p>
      <text:p text:style-name="Standard"><text:span text:style-name="T34">#define MAX_VALUE ((1 &lt;&lt; BITS) - 1)</text:span><text:span text:style-name="T37">/* Отметим, что на MS-DOS-машине при <text:s text:c="3"/>*/</text:span></text:p>
      <text:p text:style-name="Standard"><text:span text:style-name="T34">#define MAX_CODE (MAX_VALUE - 1) <text:s text:c="2"/></text:span><text:span text:style-name="T37">/* длине кода 14 бит необходимо компи- <text:s/>*/</text:span></text:p>
      <text:p text:style-name="Standard"><text:span text:style-name="T37"><text:s text:c="33"/></text:span><text:span text:style-name="T43">/* лировать, используя large-модель. <text:s text:c="3"/>*/</text:span></text:p>
      <text:p text:style-name="Standard"><text:span text:style-name="T34">#if BITS == 14</text:span></text:p>
      <text:p text:style-name="Standard"><text:span text:style-name="T37"><text:s text:c="2"/></text:span><text:span text:style-name="T34">#define TABLE_SIZE 18041 <text:s text:c="6"/></text:span><text:span text:style-name="T37">/* Размер таблицы строк должен быть <text:s text:c="4"/>*/</text:span></text:p>
      <text:p text:style-name="Standard"><text:span text:style-name="T34">#endif <text:s text:c="26"/></text:span><text:span text:style-name="T37">/* простым числом, несколько большим, <text:s text:c="2"/>*/</text:span></text:p>
      <text:p text:style-name="Standard"><text:span text:style-name="T34">#if BITS == 13 <text:s text:c="18"/></text:span><text:span text:style-name="T37">/* чем 2**BITS. <text:s text:c="24"/>*/</text:span></text:p>
      <text:p text:style-name="Standard"><text:span text:style-name="T37"><text:s text:c="2"/></text:span><text:span text:style-name="T34">#define TABLE_SIZE 9029</text:span></text:p>
      <text:p text:style-name="Standard"><text:span text:style-name="T34">#endif</text:span></text:p>
      <text:p text:style-name="Standard"><text:span text:style-name="T34">#if BITS &lt;= 12</text:span></text:p>
      <text:p text:style-name="Standard"><text:span text:style-name="T37"><text:s text:c="2"/></text:span><text:span text:style-name="T34">#define TABLE_SIZE 5021</text:span></text:p>
      <text:p text:style-name="Standard"><text:span text:style-name="T34">#endif</text:span></text:p>
      <text:p text:style-name="P19"/>
      <text:p text:style-name="Standard"><text:span text:style-name="T43">/* Это массив для значений кодов <text:s text:c="11"/>*/</text:span></text:p>
      <text:p text:style-name="Standard"><text:span text:style-name="T35">int</text:span><text:span text:style-name="T37"> </text:span><text:span text:style-name="T39">*</text:span><text:span text:style-name="T38">code_value</text:span><text:span text:style-name="T39">;</text:span></text:p>
      <text:p text:style-name="Standard"><text:span text:style-name="T44">/* Этот массив содержит префиксы кодов <text:s text:c="5"/>*/</text:span></text:p>
      <text:p text:style-name="Standard"><text:span text:style-name="T36">unsigned</text:span><text:span text:style-name="T38"> </text:span><text:span text:style-name="T36">int</text:span><text:span text:style-name="T38"> </text:span><text:span text:style-name="T39">*</text:span><text:span text:style-name="T38">prefix_code</text:span><text:span text:style-name="T39">;</text:span></text:p>
      <text:p text:style-name="Standard"><text:span text:style-name="T44">/* Этот массив содержит добавочные символы <text:s/>*/</text:span></text:p>
      <text:p text:style-name="Standard"><text:span text:style-name="T36">unsigned</text:span><text:span text:style-name="T38"> </text:span><text:span text:style-name="T36">char</text:span><text:span text:style-name="T38"> </text:span><text:span text:style-name="T39">*</text:span><text:span text:style-name="T38">append_character</text:span><text:span text:style-name="T39">;</text:span></text:p>
      <text:p text:style-name="Standard"><text:span text:style-name="T44">/* Этот массив содержит декодируемые строки */</text:span></text:p>
      <text:p text:style-name="Standard"><text:span text:style-name="T36">unsigned</text:span><text:span text:style-name="T38"> </text:span><text:span text:style-name="T36">char</text:span><text:span text:style-name="T38"> decode_stack</text:span><text:span text:style-name="T39">[</text:span><text:span text:style-name="T41">4000</text:span><text:span text:style-name="T39">];</text:span></text:p>
      <text:p text:style-name="P20"/>
      <text:p text:style-name="Standard"><text:span text:style-name="T46">/*******************************************************************</text:span></text:p>
      <text:p text:style-name="Standard"><text:span text:style-name="T46">** Эта программа получает имя файла из командной строки.</text:span></text:p>
      <text:p text:style-name="Standard"><text:span text:style-name="T46">** Она упаковывает</text:span></text:p>
      <text:p text:style-name="Standard"><text:span text:style-name="T46">** файл, посылая выходной поток в файл test.lzw. Затем распаковывает</text:span></text:p>
      <text:p text:style-name="Standard"><text:span text:style-name="T46">** test.lzw в test.out. Test.out должен быть точной копией исходного</text:span></text:p>
      <text:p text:style-name="Standard"><text:span text:style-name="T46">** файла.</text:span></text:p>
      <text:p text:style-name="Standard"><text:span text:style-name="T46">********************************************************************/</text:span></text:p>
      <text:p text:style-name="Standard"><text:span text:style-name="T36">void</text:span><text:span text:style-name="T38"> compress</text:span><text:span text:style-name="T39">(</text:span><text:span text:style-name="T38">FILE </text:span><text:span text:style-name="T39">*</text:span><text:span text:style-name="T38">input</text:span><text:span text:style-name="T39">,</text:span><text:span text:style-name="T38">FILE </text:span><text:span text:style-name="T39">*</text:span><text:span text:style-name="T38">output</text:span><text:span text:style-name="T39">);</text:span></text:p>
      <text:p text:style-name="Standard"><text:span text:style-name="T36">int</text:span><text:span text:style-name="T38"> find_match</text:span><text:span text:style-name="T39">(</text:span><text:span text:style-name="T36">int</text:span><text:span text:style-name="T38"> hash_prefix</text:span><text:span text:style-name="T39">,</text:span><text:span text:style-name="T36">unsigned</text:span><text:span text:style-name="T38"> </text:span><text:span text:style-name="T36">int</text:span><text:span text:style-name="T38"> hash_character</text:span><text:span text:style-name="T39">);</text:span></text:p>
      <text:p text:style-name="Standard"><text:span text:style-name="T36">void</text:span><text:span text:style-name="T38"> expand</text:span><text:span text:style-name="T39">(</text:span><text:span text:style-name="T38">FILE </text:span><text:span text:style-name="T39">*</text:span><text:span text:style-name="T38">input</text:span><text:span text:style-name="T39">,</text:span><text:span text:style-name="T38">FILE </text:span><text:span text:style-name="T39">*</text:span><text:span text:style-name="T38">output</text:span><text:span text:style-name="T39">);</text:span></text:p>
      <text:p text:style-name="Standard"><text:span text:style-name="T36">unsigned</text:span><text:span text:style-name="T38"> </text:span><text:span text:style-name="T36">char</text:span><text:span text:style-name="T38"> </text:span><text:span text:style-name="T39">*</text:span><text:span text:style-name="T38">decode_string</text:span><text:span text:style-name="T39">(</text:span><text:span text:style-name="T36">unsigned</text:span><text:span text:style-name="T38"> </text:span><text:span text:style-name="T36">char</text:span><text:span text:style-name="T38"> </text:span><text:span text:style-name="T39">*</text:span><text:span text:style-name="T38">buffer</text:span><text:span text:style-name="T39">,</text:span><text:span text:style-name="T36">unsigned</text:span><text:span text:style-name="T38"> </text:span><text:span text:style-name="T36">int</text:span><text:span text:style-name="T38"> code</text:span><text:span text:style-name="T39">);</text:span></text:p>
      <text:p text:style-name="Standard"><text:span text:style-name="T36">unsigned</text:span><text:span text:style-name="T38"> input_code</text:span><text:span text:style-name="T39">(</text:span><text:span text:style-name="T38">FILE </text:span><text:span text:style-name="T39">*</text:span><text:span text:style-name="T38">input</text:span><text:span text:style-name="T39">);</text:span></text:p>
      <text:p text:style-name="Standard"><text:span text:style-name="T36">void</text:span><text:span text:style-name="T38"> output_code</text:span><text:span text:style-name="T39">(</text:span><text:span text:style-name="T38">FILE </text:span><text:span text:style-name="T39">*</text:span><text:span text:style-name="T38">output</text:span><text:span text:style-name="T39">,</text:span><text:span text:style-name="T36">unsigned</text:span><text:span text:style-name="T38"> </text:span><text:span text:style-name="T36">int</text:span><text:span text:style-name="T38"> code</text:span><text:span text:style-name="T39">);</text:span></text:p>
      <text:p text:style-name="Standard"><text:span text:style-name="T36">int</text:span><text:span text:style-name="T38"> main</text:span><text:span text:style-name="T39">(</text:span><text:span text:style-name="T36">int</text:span><text:span text:style-name="T38"> argc</text:span><text:span text:style-name="T39">,</text:span><text:span text:style-name="T38"> </text:span><text:span text:style-name="T36">char</text:span><text:span text:style-name="T38"> </text:span><text:span text:style-name="T39">*</text:span><text:span text:style-name="T38">argv</text:span><text:span text:style-name="T39">[])</text:span></text:p>
      <text:p text:style-name="Standard"><text:span text:style-name="T39">{</text:span></text:p>
      <text:p text:style-name="Standard"><text:span text:style-name="T38">FILE </text:span><text:span text:style-name="T39">*</text:span><text:span text:style-name="T38">input_file</text:span><text:span text:style-name="T39">;</text:span></text:p>
      <text:p text:style-name="Standard"><text:span text:style-name="T38">FILE </text:span><text:span text:style-name="T39">*</text:span><text:span text:style-name="T38">output_file</text:span><text:span text:style-name="T39">;</text:span></text:p>
      <text:p text:style-name="Standard"><text:span text:style-name="T38">FILE </text:span><text:span text:style-name="T39">*</text:span><text:span text:style-name="T38">lzw_file</text:span><text:span text:style-name="T39">;</text:span></text:p>
      <text:p text:style-name="Standard"><text:span text:style-name="T36">char</text:span><text:span text:style-name="T38"> input_file_name</text:span><text:span text:style-name="T39">[</text:span><text:span text:style-name="T41">81</text:span><text:span text:style-name="T39">];</text:span></text:p>
      <text:p text:style-name="Standard"><text:span text:style-name="T44">/*</text:span></text:p>
      <text:p text:style-name="Standard"><text:span text:style-name="T44">** <text:s/>Эти три буфера необходимы на стадии упаковки.</text:span></text:p>
      <text:p text:style-name="Standard"><text:span text:style-name="T44">*/</text:span></text:p>
      <text:p text:style-name="Standard"><text:span text:style-name="T38"><text:s/>code_value</text:span><text:span text:style-name="T39">=(</text:span><text:span text:style-name="T36">int</text:span><text:span text:style-name="T38"> </text:span><text:span text:style-name="T39">*)</text:span><text:span text:style-name="T38">malloc</text:span><text:span text:style-name="T39">(</text:span><text:span text:style-name="T38">TABLE_SIZE</text:span><text:span text:style-name="T39">*</text:span><text:span text:style-name="T42">sizeof</text:span><text:span text:style-name="T39">(</text:span><text:span text:style-name="T36">unsigned</text:span><text:span text:style-name="T38"> </text:span><text:span text:style-name="T36">int</text:span><text:span text:style-name="T39">));</text:span></text:p>
      <text:p text:style-name="Standard"><text:span text:style-name="T38"><text:s/>prefix_code</text:span><text:span text:style-name="T39">=(</text:span><text:span text:style-name="T36">unsigned</text:span><text:span text:style-name="T38"> </text:span><text:span text:style-name="T39">*)</text:span><text:span text:style-name="T38">malloc</text:span><text:span text:style-name="T39">(</text:span><text:span text:style-name="T38">TABLE_SIZE</text:span><text:span text:style-name="T39">*</text:span><text:span text:style-name="T42">sizeof</text:span><text:span text:style-name="T39">(</text:span><text:span text:style-name="T36">unsigned</text:span><text:span text:style-name="T38"> </text:span><text:span text:style-name="T36">int</text:span><text:span text:style-name="T39">));</text:span></text:p>
      <text:p text:style-name="Standard"><text:soft-page-break/><text:span text:style-name="T38"><text:s/>append_character</text:span><text:span text:style-name="T39">=(</text:span><text:span text:style-name="T36">unsigned</text:span><text:span text:style-name="T38"> </text:span><text:span text:style-name="T36">char</text:span><text:span text:style-name="T39">*)</text:span><text:span text:style-name="T38">malloc</text:span><text:span text:style-name="T39">(</text:span><text:span text:style-name="T38">TABLE_SIZE</text:span><text:span text:style-name="T39">*</text:span><text:span text:style-name="T42">sizeof</text:span><text:span text:style-name="T39">(</text:span><text:span text:style-name="T36">unsigned</text:span><text:span text:style-name="T38"> </text:span><text:span text:style-name="T36">char</text:span><text:span text:style-name="T39">));</text:span></text:p>
      <text:p text:style-name="Standard"><text:span text:style-name="T38"><text:s/></text:span><text:span text:style-name="T42">if</text:span><text:span text:style-name="T38"> </text:span><text:span text:style-name="T39">(</text:span><text:span text:style-name="T38">code_value</text:span><text:span text:style-name="T39">==</text:span><text:span text:style-name="T42">NULL</text:span><text:span text:style-name="T38"> </text:span><text:span text:style-name="T39">||</text:span><text:span text:style-name="T38"> prefix_code</text:span><text:span text:style-name="T39">==</text:span><text:span text:style-name="T42">NULL</text:span><text:span text:style-name="T38"> </text:span><text:span text:style-name="T39">||</text:span><text:span text:style-name="T38"> append_character</text:span><text:span text:style-name="T39">==</text:span><text:span text:style-name="T42">NULL</text:span><text:span text:style-name="T39">)</text:span></text:p>
      <text:p text:style-name="Standard"><text:span text:style-name="T38"><text:s/></text:span><text:span text:style-name="T39">{</text:span></text:p>
      <text:p text:style-name="Standard"><text:span text:style-name="T38"><text:s text:c="5"/>printf</text:span><text:span text:style-name="T39">(</text:span><text:span text:style-name="T40">"Fatal error allocating table space!\n"</text:span><text:span text:style-name="T39">);</text:span></text:p>
      <text:p text:style-name="Standard"><text:span text:style-name="T38"><text:s text:c="5"/>exit</text:span><text:span text:style-name="T39">(</text:span><text:span text:style-name="T41">0</text:span><text:span text:style-name="T39">);</text:span></text:p>
      <text:p text:style-name="Standard"><text:span text:style-name="T38"><text:s/></text:span><text:span text:style-name="T39">}</text:span></text:p>
      <text:p text:style-name="P20"/>
      <text:p text:style-name="Standard"><text:span text:style-name="T44">/*</text:span></text:p>
      <text:p text:style-name="Standard"><text:span text:style-name="T44">** Получить имя файла, открыть его и открыть выходной lzw-файл.</text:span></text:p>
      <text:p text:style-name="Standard"><text:span text:style-name="T44">*/</text:span></text:p>
      <text:p text:style-name="Standard"><text:span text:style-name="T38"><text:s text:c="4"/></text:span><text:span text:style-name="T42">if</text:span><text:span text:style-name="T38"> </text:span><text:span text:style-name="T39">(</text:span><text:span text:style-name="T38">argc</text:span><text:span text:style-name="T39">&gt;</text:span><text:span text:style-name="T41">1</text:span><text:span text:style-name="T39">)</text:span></text:p>
      <text:p text:style-name="Standard"><text:span text:style-name="T38"><text:s text:c="8"/>strcpy</text:span><text:span text:style-name="T39">(</text:span><text:span text:style-name="T38">input_file_name</text:span><text:span text:style-name="T39">,</text:span><text:span text:style-name="T38">argv</text:span><text:span text:style-name="T39">[</text:span><text:span text:style-name="T41">1</text:span><text:span text:style-name="T39">]);</text:span></text:p>
      <text:p text:style-name="Standard"><text:span text:style-name="T38"><text:s text:c="4"/></text:span><text:span text:style-name="T42">else</text:span></text:p>
      <text:p text:style-name="Standard"><text:span text:style-name="T38"><text:s text:c="4"/></text:span><text:span text:style-name="T39">{</text:span></text:p>
      <text:p text:style-name="Standard"><text:span text:style-name="T38"><text:s text:c="8"/>printf</text:span><text:span text:style-name="T39">(</text:span><text:span text:style-name="T40">"Input file name? "</text:span><text:span text:style-name="T39">);</text:span></text:p>
      <text:p text:style-name="Standard"><text:span text:style-name="T38"><text:s text:c="8"/>scanf</text:span><text:span text:style-name="T39">(</text:span><text:span text:style-name="T40">"%s"</text:span><text:span text:style-name="T39">,</text:span><text:span text:style-name="T38">input_file_name</text:span><text:span text:style-name="T39">);</text:span></text:p>
      <text:p text:style-name="Standard"><text:span text:style-name="T38"><text:s text:c="4"/></text:span><text:span text:style-name="T39">}</text:span></text:p>
      <text:p text:style-name="Standard"><text:span text:style-name="T38"><text:s text:c="4"/>input_file</text:span><text:span text:style-name="T39">=</text:span><text:span text:style-name="T38">fopen</text:span><text:span text:style-name="T39">(</text:span><text:span text:style-name="T38">input_file_name</text:span><text:span text:style-name="T39">,</text:span><text:span text:style-name="T40">"rb"</text:span><text:span text:style-name="T39">);</text:span></text:p>
      <text:p text:style-name="Standard"><text:span text:style-name="T38"><text:s text:c="4"/>lzw_file</text:span><text:span text:style-name="T39">=</text:span><text:span text:style-name="T38">fopen</text:span><text:span text:style-name="T39">(</text:span><text:span text:style-name="T40">"test.lzw"</text:span><text:span text:style-name="T39">,</text:span><text:span text:style-name="T40">"wb"</text:span><text:span text:style-name="T39">);</text:span></text:p>
      <text:p text:style-name="Standard"><text:span text:style-name="T38"><text:s text:c="4"/></text:span><text:span text:style-name="T42">if</text:span><text:span text:style-name="T38"> </text:span><text:span text:style-name="T39">(</text:span><text:span text:style-name="T38">input_file</text:span><text:span text:style-name="T39">==</text:span><text:span text:style-name="T42">NULL</text:span><text:span text:style-name="T38"> </text:span><text:span text:style-name="T39">||</text:span><text:span text:style-name="T38"> lzw_file</text:span><text:span text:style-name="T39">==</text:span><text:span text:style-name="T42">NULL</text:span><text:span text:style-name="T39">)</text:span></text:p>
      <text:p text:style-name="Standard"><text:span text:style-name="T38"><text:s text:c="4"/></text:span><text:span text:style-name="T39">{</text:span></text:p>
      <text:p text:style-name="Standard"><text:span text:style-name="T38"><text:s text:c="8"/>printf</text:span><text:span text:style-name="T39">(</text:span><text:span text:style-name="T40">"Fatal error opening files.\n"</text:span><text:span text:style-name="T39">);</text:span></text:p>
      <text:p text:style-name="Standard"><text:span text:style-name="T38"><text:s text:c="8"/>exit</text:span><text:span text:style-name="T39">(</text:span><text:span text:style-name="T41">0</text:span><text:span text:style-name="T39">);</text:span></text:p>
      <text:p text:style-name="Standard"><text:span text:style-name="T38"><text:s text:c="4"/></text:span><text:span text:style-name="T39">};</text:span></text:p>
      <text:p text:style-name="Standard"><text:span text:style-name="T44">/*</text:span></text:p>
      <text:p text:style-name="Standard"><text:span text:style-name="T44">** Сжатие файла.</text:span></text:p>
      <text:p text:style-name="Standard"><text:span text:style-name="T44">*/</text:span></text:p>
      <text:p text:style-name="Standard"><text:span text:style-name="T38"><text:s text:c="4"/>compress</text:span><text:span text:style-name="T39">(</text:span><text:span text:style-name="T38">input_file</text:span><text:span text:style-name="T39">,</text:span><text:span text:style-name="T38">lzw_file</text:span><text:span text:style-name="T39">);</text:span></text:p>
      <text:p text:style-name="Standard"><text:span text:style-name="T38"><text:s text:c="4"/>fclose</text:span><text:span text:style-name="T39">(</text:span><text:span text:style-name="T38">input_file</text:span><text:span text:style-name="T39">);</text:span></text:p>
      <text:p text:style-name="Standard"><text:span text:style-name="T38"><text:s text:c="4"/>fclose</text:span><text:span text:style-name="T39">(</text:span><text:span text:style-name="T38">lzw_file</text:span><text:span text:style-name="T39">);</text:span></text:p>
      <text:p text:style-name="Standard"><text:span text:style-name="T38"><text:s text:c="4"/>free</text:span><text:span text:style-name="T39">(</text:span><text:span text:style-name="T38">code_value</text:span><text:span text:style-name="T39">);</text:span></text:p>
      <text:p text:style-name="Standard"><text:span text:style-name="T44">/*</text:span></text:p>
      <text:p text:style-name="Standard"><text:span text:style-name="T44">** Сейчас открыть файлы для распаковки.</text:span></text:p>
      <text:p text:style-name="Standard"><text:span text:style-name="T44">*/</text:span></text:p>
      <text:p text:style-name="Standard"><text:span text:style-name="T38"><text:s text:c="4"/>lzw_file</text:span><text:span text:style-name="T39">=</text:span><text:span text:style-name="T38">fopen</text:span><text:span text:style-name="T39">(</text:span><text:span text:style-name="T40">"test.lzw"</text:span><text:span text:style-name="T39">,</text:span><text:span text:style-name="T40">"rb"</text:span><text:span text:style-name="T39">);</text:span></text:p>
      <text:p text:style-name="Standard"><text:span text:style-name="T38"><text:s text:c="4"/>output_file</text:span><text:span text:style-name="T39">=</text:span><text:span text:style-name="T38">fopen</text:span><text:span text:style-name="T39">(</text:span><text:span text:style-name="T40">"test.out"</text:span><text:span text:style-name="T39">,</text:span><text:span text:style-name="T40">"wb"</text:span><text:span text:style-name="T39">);</text:span></text:p>
      <text:p text:style-name="Standard"><text:span text:style-name="T38"><text:s text:c="4"/></text:span><text:span text:style-name="T42">if</text:span><text:span text:style-name="T38"> </text:span><text:span text:style-name="T39">(</text:span><text:span text:style-name="T38">lzw_file</text:span><text:span text:style-name="T39">==</text:span><text:span text:style-name="T42">NULL</text:span><text:span text:style-name="T38"> </text:span><text:span text:style-name="T39">||</text:span><text:span text:style-name="T38"> output_file</text:span><text:span text:style-name="T39">==</text:span><text:span text:style-name="T42">NULL</text:span><text:span text:style-name="T39">)</text:span></text:p>
      <text:p text:style-name="Standard"><text:span text:style-name="T38"><text:s text:c="4"/></text:span><text:span text:style-name="T39">{</text:span></text:p>
      <text:p text:style-name="Standard"><text:span text:style-name="T38"><text:s text:c="8"/>printf</text:span><text:span text:style-name="T39">(</text:span><text:span text:style-name="T40">"Fatal error opening files.\n"</text:span><text:span text:style-name="T39">);</text:span></text:p>
      <text:p text:style-name="Standard"><text:span text:style-name="T38"><text:s text:c="8"/>exit</text:span><text:span text:style-name="T39">(</text:span><text:span text:style-name="T41">0</text:span><text:span text:style-name="T39">);</text:span></text:p>
      <text:p text:style-name="Standard"><text:span text:style-name="T38"><text:s text:c="4"/></text:span><text:span text:style-name="T39">};</text:span></text:p>
      <text:p text:style-name="Standard"><text:span text:style-name="T44">/*</text:span></text:p>
      <text:p text:style-name="Standard"><text:span text:style-name="T44">** Распаковка файла.</text:span></text:p>
      <text:p text:style-name="Standard"><text:span text:style-name="T44">*/</text:span></text:p>
      <text:p text:style-name="Standard"><text:span text:style-name="T38"><text:s text:c="4"/>expand</text:span><text:span text:style-name="T39">(</text:span><text:span text:style-name="T38">lzw_file</text:span><text:span text:style-name="T39">,</text:span><text:span text:style-name="T38">output_file</text:span><text:span text:style-name="T39">);</text:span></text:p>
      <text:p text:style-name="Standard"><text:span text:style-name="T38"><text:s text:c="4"/>fclose</text:span><text:span text:style-name="T39">(</text:span><text:span text:style-name="T38">lzw_file</text:span><text:span text:style-name="T39">);</text:span></text:p>
      <text:p text:style-name="Standard"><text:span text:style-name="T38"><text:s text:c="4"/>fclose</text:span><text:span text:style-name="T39">(</text:span><text:span text:style-name="T38">output_file</text:span><text:span text:style-name="T39">);</text:span></text:p>
      <text:p text:style-name="Standard"><text:span text:style-name="T38"><text:s text:c="4"/>free</text:span><text:span text:style-name="T39">(</text:span><text:span text:style-name="T38">prefix_code</text:span><text:span text:style-name="T39">);</text:span></text:p>
      <text:p text:style-name="Standard"><text:span text:style-name="T38"><text:s text:c="4"/>free</text:span><text:span text:style-name="T39">(</text:span><text:span text:style-name="T38">append_character</text:span><text:span text:style-name="T39">);</text:span></text:p>
      <text:p text:style-name="Standard"><text:span text:style-name="T38"><text:s text:c="4"/></text:span><text:span text:style-name="T42">return</text:span><text:span text:style-name="T38"> </text:span><text:span text:style-name="T41">0</text:span><text:span text:style-name="T39">;</text:span></text:p>
      <text:p text:style-name="Standard"><text:span text:style-name="T39">}</text:span></text:p>
      <text:p text:style-name="P20"/>
      <text:p text:style-name="Standard"><text:span text:style-name="T44">/*</text:span></text:p>
      <text:p text:style-name="Standard"><text:span text:style-name="T44">** Процедура сжатия.</text:span></text:p>
      <text:p text:style-name="Standard"><text:span text:style-name="T44">*/</text:span></text:p>
      <text:p text:style-name="Standard"><text:span text:style-name="T36">void</text:span><text:span text:style-name="T38"> compress</text:span><text:span text:style-name="T39">(</text:span><text:span text:style-name="T38">FILE </text:span><text:span text:style-name="T39">*</text:span><text:span text:style-name="T38">input</text:span><text:span text:style-name="T39">,</text:span><text:span text:style-name="T38">FILE </text:span><text:span text:style-name="T39">*</text:span><text:span text:style-name="T38">output</text:span><text:span text:style-name="T39">)</text:span></text:p>
      <text:p text:style-name="Standard"><text:span text:style-name="T39">{</text:span></text:p>
      <text:p text:style-name="Standard"><text:span text:style-name="T36">unsigned</text:span><text:span text:style-name="T38"> </text:span><text:span text:style-name="T36">int</text:span><text:span text:style-name="T38"> next_code</text:span><text:span text:style-name="T39">;</text:span></text:p>
      <text:p text:style-name="Standard"><text:span text:style-name="T36">unsigned</text:span><text:span text:style-name="T38"> </text:span><text:span text:style-name="T36">int</text:span><text:span text:style-name="T38"> character</text:span><text:span text:style-name="T39">;</text:span></text:p>
      <text:p text:style-name="Standard"><text:span text:style-name="T36">unsigned</text:span><text:span text:style-name="T38"> </text:span><text:span text:style-name="T36">int</text:span><text:span text:style-name="T38"> string_code</text:span><text:span text:style-name="T39">;</text:span></text:p>
      <text:p text:style-name="Standard"><text:span text:style-name="T36">unsigned</text:span><text:span text:style-name="T38"> </text:span><text:span text:style-name="T36">int</text:span><text:span text:style-name="T38"> index</text:span><text:span text:style-name="T39">;</text:span></text:p>
      <text:p text:style-name="Standard"><text:span text:style-name="T36">int</text:span><text:span text:style-name="T38"> i</text:span><text:span text:style-name="T39">;</text:span></text:p>
      <text:p text:style-name="Standard"><text:span text:style-name="T38"><text:s text:c="4"/>next_code</text:span><text:span text:style-name="T39">=</text:span><text:span text:style-name="T41">256</text:span><text:span text:style-name="T39">;</text:span><text:span text:style-name="T38"> <text:s text:c="3"/></text:span><text:span text:style-name="T44">/* Next_code - следующий доступный код строки */</text:span></text:p>
      <text:p text:style-name="Standard"><text:span text:style-name="T38"><text:s text:c="4"/></text:span><text:span text:style-name="T42">for</text:span><text:span text:style-name="T38"> </text:span><text:span text:style-name="T39">(</text:span><text:span text:style-name="T38">i</text:span><text:span text:style-name="T39">=</text:span><text:span text:style-name="T41">0</text:span><text:span text:style-name="T39">;</text:span><text:span text:style-name="T38">i</text:span><text:span text:style-name="T39">&lt;</text:span><text:span text:style-name="T38">TABLE_SIZE</text:span><text:span text:style-name="T39">;</text:span><text:span text:style-name="T38">i</text:span><text:span text:style-name="T39">++)</text:span><text:span text:style-name="T44">/*Очистка таблицы строк перед стартом */</text:span></text:p>
      <text:p text:style-name="Standard"><text:span text:style-name="T38"><text:s text:c="8"/>code_value</text:span><text:span text:style-name="T39">[</text:span><text:span text:style-name="T38">i</text:span><text:span text:style-name="T39">]=-</text:span><text:span text:style-name="T41">1</text:span><text:span text:style-name="T39">;</text:span></text:p>
      <text:p text:style-name="Standard"><text:span text:style-name="T38"><text:s text:c="4"/>i</text:span><text:span text:style-name="T39">=</text:span><text:span text:style-name="T41">0</text:span><text:span text:style-name="T39">;</text:span></text:p>
      <text:p text:style-name="Standard"><text:soft-page-break/><text:span text:style-name="T38"><text:s text:c="4"/>printf</text:span><text:span text:style-name="T39">(</text:span><text:span text:style-name="T40">"Compressing...\n"</text:span><text:span text:style-name="T39">);</text:span></text:p>
      <text:p text:style-name="Standard"><text:span text:style-name="T38"><text:s text:c="4"/>string_code</text:span><text:span text:style-name="T39">=</text:span><text:span text:style-name="T38">getc</text:span><text:span text:style-name="T39">(</text:span><text:span text:style-name="T38">input</text:span><text:span text:style-name="T39">);</text:span><text:span text:style-name="T38"> <text:s text:c="2"/></text:span><text:span text:style-name="T44">/* Get the first code*/</text:span></text:p>
      <text:p text:style-name="P20"/>
      <text:p text:style-name="Standard"><text:span text:style-name="T44">/*</text:span></text:p>
      <text:p text:style-name="Standard"><text:span text:style-name="T44">** Основной цикл. Он выполняется до тех пор, пока возможно чтение</text:span></text:p>
      <text:p text:style-name="Standard"><text:span text:style-name="T44">** входного потока. <text:s/>Отметим, что он прекращает заполнение таблицы</text:span></text:p>
      <text:p text:style-name="Standard"><text:span text:style-name="T44">** строк после того, как все возможные коды были использованы.</text:span></text:p>
      <text:p text:style-name="Standard"><text:span text:style-name="T44">*/</text:span></text:p>
      <text:p text:style-name="Standard"><text:span text:style-name="T38"><text:s text:c="4"/></text:span><text:span text:style-name="T42">while</text:span><text:span text:style-name="T38"> </text:span><text:span text:style-name="T39">((</text:span><text:span text:style-name="T38">character</text:span><text:span text:style-name="T39">=</text:span><text:span text:style-name="T38">getc</text:span><text:span text:style-name="T39">(</text:span><text:span text:style-name="T38">input</text:span><text:span text:style-name="T39">))</text:span><text:span text:style-name="T38"> </text:span><text:span text:style-name="T39">!=</text:span><text:span text:style-name="T38"> </text:span><text:span text:style-name="T39">(</text:span><text:span text:style-name="T36">unsigned</text:span><text:span text:style-name="T39">)</text:span><text:span text:style-name="T38">EOF</text:span><text:span text:style-name="T39">)</text:span></text:p>
      <text:p text:style-name="Standard"><text:span text:style-name="T38"><text:s text:c="4"/></text:span><text:span text:style-name="T39">{</text:span></text:p>
      <text:p text:style-name="Standard"><text:span text:style-name="T38"><text:s text:c="8"/></text:span><text:span text:style-name="T42">if</text:span><text:span text:style-name="T38"> </text:span><text:span text:style-name="T39">(++</text:span><text:span text:style-name="T38">i</text:span><text:span text:style-name="T39">==</text:span><text:span text:style-name="T41">1000</text:span><text:span text:style-name="T39">)</text:span><text:span text:style-name="T38"> <text:s text:c="11"/></text:span><text:span text:style-name="T44">/* Печатает * через каждые 1000 <text:s/>*/</text:span></text:p>
      <text:p text:style-name="Standard"><text:span text:style-name="T38"><text:s text:c="8"/></text:span><text:span text:style-name="T39">{</text:span><text:span text:style-name="T38"> <text:s text:c="24"/></text:span><text:span text:style-name="T44">/* чтений <text:s/>входных символов (для */</text:span></text:p>
      <text:p text:style-name="Standard"><text:span text:style-name="T38"><text:s text:c="12"/>i</text:span><text:span text:style-name="T39">=</text:span><text:span text:style-name="T41">0</text:span><text:span text:style-name="T39">;</text:span><text:span text:style-name="T38"> <text:s text:c="17"/></text:span><text:span text:style-name="T44">/* умиротворения зрителя). <text:s text:c="6"/>*/</text:span></text:p>
      <text:p text:style-name="Standard"><text:span text:style-name="T38"><text:s text:c="12"/>printf</text:span><text:span text:style-name="T39">(</text:span><text:span text:style-name="T40">"*"</text:span><text:span text:style-name="T39">);</text:span></text:p>
      <text:p text:style-name="Standard"><text:span text:style-name="T38"><text:s text:c="8"/></text:span><text:span text:style-name="T39">}</text:span></text:p>
      <text:p text:style-name="Standard"><text:span text:style-name="T38"><text:s text:c="8"/></text:span><text:span text:style-name="T44">/* Смотрит, есть ли строка */</text:span></text:p>
      <text:p text:style-name="Standard"><text:span text:style-name="T38"><text:s text:c="8"/>index</text:span><text:span text:style-name="T39">=</text:span><text:span text:style-name="T38">find_match</text:span><text:span text:style-name="T39">(</text:span><text:span text:style-name="T38">string_code</text:span><text:span text:style-name="T39">,</text:span><text:span text:style-name="T38">character</text:span><text:span text:style-name="T39">);</text:span></text:p>
      <text:p text:style-name="Standard"><text:span text:style-name="T38"><text:s text:c="8"/></text:span><text:span text:style-name="T42">if</text:span><text:span text:style-name="T38"> </text:span><text:span text:style-name="T39">(</text:span><text:span text:style-name="T38">code_value</text:span><text:span text:style-name="T39">[</text:span><text:span text:style-name="T38">index</text:span><text:span text:style-name="T39">]</text:span><text:span text:style-name="T38"> </text:span><text:span text:style-name="T39">!=</text:span><text:span text:style-name="T38"> </text:span><text:span text:style-name="T39">-</text:span><text:span text:style-name="T41">1</text:span><text:span text:style-name="T39">)</text:span><text:span text:style-name="T38"> <text:s text:c="5"/></text:span><text:span text:style-name="T44">/* в таблице. <text:s/>Если есть,*/</text:span></text:p>
      <text:p text:style-name="Standard"><text:span text:style-name="T38"><text:s text:c="12"/>string_code</text:span><text:span text:style-name="T39">=</text:span><text:span text:style-name="T38">code_value</text:span><text:span text:style-name="T39">[</text:span><text:span text:style-name="T38">index</text:span><text:span text:style-name="T39">];</text:span><text:span text:style-name="T44">/* получает значение кода*/</text:span></text:p>
      <text:p text:style-name="Standard"><text:span text:style-name="T38"><text:s text:c="8"/></text:span><text:span text:style-name="T42">else</text:span><text:span text:style-name="T38"> <text:s text:c="29"/></text:span><text:span text:style-name="T44">/* Если нет, добавляет ее*/</text:span></text:p>
      <text:p text:style-name="Standard"><text:span text:style-name="T38"><text:s text:c="8"/></text:span><text:span text:style-name="T39">{</text:span><text:span text:style-name="T38"> <text:s text:c="32"/></text:span><text:span text:style-name="T44">/* в таблицу. <text:s text:c="11"/>*/</text:span></text:p>
      <text:p text:style-name="Standard"><text:span text:style-name="T38"><text:s text:c="12"/></text:span><text:span text:style-name="T42">if</text:span><text:span text:style-name="T38"> </text:span><text:span text:style-name="T39">(</text:span><text:span text:style-name="T38">next_code </text:span><text:span text:style-name="T39">&lt;=</text:span><text:span text:style-name="T38"> MAX_CODE</text:span><text:span text:style-name="T39">)</text:span></text:p>
      <text:p text:style-name="Standard"><text:span text:style-name="T38"><text:s text:c="24"/></text:span><text:span text:style-name="T39">{</text:span></text:p>
      <text:p text:style-name="Standard"><text:span text:style-name="T38"><text:s text:c="16"/>code_value</text:span><text:span text:style-name="T39">[</text:span><text:span text:style-name="T38">index</text:span><text:span text:style-name="T39">]=</text:span><text:span text:style-name="T38">next_code</text:span><text:span text:style-name="T39">++;</text:span></text:p>
      <text:p text:style-name="Standard"><text:span text:style-name="T38"><text:s text:c="16"/>prefix_code</text:span><text:span text:style-name="T39">[</text:span><text:span text:style-name="T38">index</text:span><text:span text:style-name="T39">]=</text:span><text:span text:style-name="T38">string_code</text:span><text:span text:style-name="T39">;</text:span></text:p>
      <text:p text:style-name="Standard"><text:span text:style-name="T38"><text:s text:c="16"/>append_character</text:span><text:span text:style-name="T39">[</text:span><text:span text:style-name="T38">index</text:span><text:span text:style-name="T39">]=</text:span><text:span text:style-name="T38">character</text:span><text:span text:style-name="T39">;</text:span></text:p>
      <text:p text:style-name="Standard"><text:span text:style-name="T38"><text:s text:c="12"/></text:span><text:span text:style-name="T39">}</text:span></text:p>
      <text:p text:style-name="Standard"><text:span text:style-name="T38"><text:s text:c="12"/>output_code</text:span><text:span text:style-name="T39">(</text:span><text:span text:style-name="T38">output</text:span><text:span text:style-name="T39">,</text:span><text:span text:style-name="T38">string_code</text:span><text:span text:style-name="T39">);</text:span><text:span text:style-name="T44">/*Когда обнаруживается, что*/</text:span></text:p>
      <text:p text:style-name="Standard"><text:span text:style-name="T38"><text:s text:c="12"/>string_code</text:span><text:span text:style-name="T39">=</text:span><text:span text:style-name="T38">character</text:span><text:span text:style-name="T39">;</text:span><text:span text:style-name="T38"> <text:s text:c="9"/></text:span><text:span text:style-name="T44">/*строки нет в таблице, <text:s text:c="2"/>*/</text:span></text:p>
      <text:p text:style-name="Standard"><text:span text:style-name="T38"><text:s text:c="8"/></text:span><text:span text:style-name="T39">}</text:span><text:span text:style-name="T38"> <text:s text:c="33"/></text:span><text:span text:style-name="T44">/*выводится последняя строка*/</text:span></text:p>
      <text:p text:style-name="Standard"><text:span text:style-name="T38"><text:s text:c="4"/></text:span><text:span text:style-name="T39">}</text:span><text:span text:style-name="T38"> <text:s text:c="37"/></text:span><text:span text:style-name="T44">/*перед добавлением новой <text:s text:c="2"/>*/</text:span></text:p>
      <text:p text:style-name="Standard"><text:span text:style-name="T44">/*</text:span></text:p>
      <text:p text:style-name="Standard"><text:span text:style-name="T44">** End of the main loop.</text:span></text:p>
      <text:p text:style-name="Standard"><text:span text:style-name="T44">*/</text:span></text:p>
      <text:p text:style-name="Standard"><text:span text:style-name="T38"><text:s text:c="4"/>output_code</text:span><text:span text:style-name="T39">(</text:span><text:span text:style-name="T38">output</text:span><text:span text:style-name="T39">,</text:span><text:span text:style-name="T38">string_code</text:span><text:span text:style-name="T39">);</text:span><text:span text:style-name="T38"> <text:s/></text:span><text:span text:style-name="T44">/* Вывод последнего кода <text:s text:c="6"/>*/</text:span></text:p>
      <text:p text:style-name="Standard"><text:span text:style-name="T38"><text:s text:c="4"/>output_code</text:span><text:span text:style-name="T39">(</text:span><text:span text:style-name="T38">output</text:span><text:span text:style-name="T39">,</text:span><text:span text:style-name="T38">MAX_VALUE</text:span><text:span text:style-name="T39">);</text:span><text:span text:style-name="T38"> <text:s text:c="3"/></text:span><text:span text:style-name="T44">/* Вывод признака конца потока */</text:span></text:p>
      <text:p text:style-name="Standard"><text:span text:style-name="T38"><text:s text:c="4"/>output_code</text:span><text:span text:style-name="T39">(</text:span><text:span text:style-name="T38">output</text:span><text:span text:style-name="T39">,</text:span><text:span text:style-name="T41">0</text:span><text:span text:style-name="T39">);</text:span><text:span text:style-name="T38"> <text:s text:c="11"/></text:span><text:span text:style-name="T44">/* Очистка буфера вывода <text:s text:c="6"/>*/</text:span></text:p>
      <text:p text:style-name="Standard"><text:span text:style-name="T38"><text:s text:c="4"/>printf</text:span><text:span text:style-name="T39">(</text:span><text:span text:style-name="T40">"\n"</text:span><text:span text:style-name="T39">);</text:span></text:p>
      <text:p text:style-name="Standard"><text:span text:style-name="T39">}</text:span></text:p>
      <text:p text:style-name="Standard"><text:span text:style-name="T44">/*</text:span></text:p>
      <text:p text:style-name="Standard"><text:span text:style-name="T44">** Процедура хэширования. <text:s/>Она пытается найти сопоставление для строки</text:span></text:p>
      <text:p text:style-name="Standard"><text:span text:style-name="T44">** префикс+символ в таблице строк. Если найдено, возвращается индекс.</text:span></text:p>
      <text:p text:style-name="Standard"><text:span text:style-name="T44">** Если нет, то возвращается первый доступный индекс.</text:span></text:p>
      <text:p text:style-name="Standard"><text:span text:style-name="T44">*/</text:span></text:p>
      <text:p text:style-name="Standard"><text:span text:style-name="T36">int</text:span><text:span text:style-name="T38"> find_match</text:span><text:span text:style-name="T39">(</text:span><text:span text:style-name="T36">int</text:span><text:span text:style-name="T38"> hash_prefix</text:span><text:span text:style-name="T39">,</text:span><text:span text:style-name="T36">unsigned</text:span><text:span text:style-name="T38"> </text:span><text:span text:style-name="T36">int</text:span><text:span text:style-name="T38"> hash_character</text:span><text:span text:style-name="T39">)</text:span></text:p>
      <text:p text:style-name="Standard"><text:span text:style-name="T39">{</text:span></text:p>
      <text:p text:style-name="Standard"><text:span text:style-name="T36">int</text:span><text:span text:style-name="T38"> index</text:span><text:span text:style-name="T39">;</text:span></text:p>
      <text:p text:style-name="Standard"><text:span text:style-name="T36">int</text:span><text:span text:style-name="T38"> offset</text:span><text:span text:style-name="T39">;</text:span></text:p>
      <text:p text:style-name="P20"/>
      <text:p text:style-name="Standard"><text:span text:style-name="T38"><text:s text:c="4"/>index </text:span><text:span text:style-name="T39">=</text:span><text:span text:style-name="T38"> </text:span><text:span text:style-name="T39">(</text:span><text:span text:style-name="T38">hash_character </text:span><text:span text:style-name="T39">&lt;&lt;</text:span><text:span text:style-name="T38"> HASHING_SHIFT</text:span><text:span text:style-name="T39">)</text:span><text:span text:style-name="T38"> </text:span><text:span text:style-name="T39">^</text:span><text:span text:style-name="T38"> hash_prefix</text:span><text:span text:style-name="T39">;</text:span></text:p>
      <text:p text:style-name="Standard"><text:span text:style-name="T38"><text:s text:c="4"/></text:span><text:span text:style-name="T42">if</text:span><text:span text:style-name="T38"> </text:span><text:span text:style-name="T39">(</text:span><text:span text:style-name="T38">index </text:span><text:span text:style-name="T39">==</text:span><text:span text:style-name="T38"> </text:span><text:span text:style-name="T41">0</text:span><text:span text:style-name="T39">)</text:span></text:p>
      <text:p text:style-name="Standard"><text:span text:style-name="T38"><text:s text:c="8"/>offset </text:span><text:span text:style-name="T39">=</text:span><text:span text:style-name="T38"> </text:span><text:span text:style-name="T41">1</text:span><text:span text:style-name="T39">;</text:span></text:p>
      <text:p text:style-name="Standard"><text:span text:style-name="T38"><text:s text:c="4"/></text:span><text:span text:style-name="T42">else</text:span></text:p>
      <text:p text:style-name="Standard"><text:span text:style-name="T38"><text:s text:c="8"/>offset </text:span><text:span text:style-name="T39">=</text:span><text:span text:style-name="T38"> TABLE_SIZE </text:span><text:span text:style-name="T39">-</text:span><text:span text:style-name="T38"> index</text:span><text:span text:style-name="T39">;</text:span></text:p>
      <text:p text:style-name="Standard"><text:span text:style-name="T38"><text:s text:c="4"/></text:span><text:span text:style-name="T42">while</text:span><text:span text:style-name="T38"> </text:span><text:span text:style-name="T39">(</text:span><text:span text:style-name="T41">1</text:span><text:span text:style-name="T39">)</text:span></text:p>
      <text:p text:style-name="Standard"><text:span text:style-name="T38"><text:s text:c="4"/></text:span><text:span text:style-name="T39">{</text:span></text:p>
      <text:p text:style-name="Standard"><text:span text:style-name="T42">if</text:span><text:span text:style-name="T38"> </text:span><text:span text:style-name="T39">(</text:span><text:span text:style-name="T38">code_value</text:span><text:span text:style-name="T39">[</text:span><text:span text:style-name="T38">index</text:span><text:span text:style-name="T39">]</text:span><text:span text:style-name="T38"> </text:span><text:span text:style-name="T39">==</text:span><text:span text:style-name="T38"> </text:span><text:span text:style-name="T39">-</text:span><text:span text:style-name="T41">1</text:span><text:span text:style-name="T39">)</text:span></text:p>
      <text:p text:style-name="Standard"><text:span text:style-name="T38"><text:s text:c="6"/></text:span><text:span text:style-name="T42">return</text:span><text:span text:style-name="T39">(</text:span><text:span text:style-name="T38">index</text:span><text:span text:style-name="T39">);</text:span></text:p>
      <text:p text:style-name="Standard"><text:span text:style-name="T42">if</text:span><text:span text:style-name="T38"> </text:span><text:span text:style-name="T39">(</text:span><text:span text:style-name="T38">prefix_code</text:span><text:span text:style-name="T39">[</text:span><text:span text:style-name="T38">index</text:span><text:span text:style-name="T39">]==</text:span><text:span text:style-name="T38">hash_prefix</text:span></text:p>
      <text:p text:style-name="Standard"><text:span text:style-name="T39">&amp;&amp;</text:span><text:span text:style-name="T38">append_character</text:span><text:span text:style-name="T39">[</text:span><text:span text:style-name="T38">index</text:span><text:span text:style-name="T39">]==</text:span><text:span text:style-name="T38">hash_character</text:span><text:span text:style-name="T39">)</text:span></text:p>
      <text:p text:style-name="Standard"><text:span text:style-name="T38"><text:s text:c="6"/></text:span><text:span text:style-name="T42">return</text:span><text:span text:style-name="T39">(</text:span><text:span text:style-name="T38">index</text:span><text:span text:style-name="T39">);</text:span></text:p>
      <text:p text:style-name="Standard"><text:span text:style-name="T38"><text:s text:c="2"/>index </text:span><text:span text:style-name="T39">-=</text:span><text:span text:style-name="T38"> offset</text:span><text:span text:style-name="T39">;</text:span></text:p>
      <text:p text:style-name="Standard"><text:span text:style-name="T38"><text:s text:c="2"/></text:span><text:span text:style-name="T42">if</text:span><text:span text:style-name="T38"> </text:span><text:span text:style-name="T39">(</text:span><text:span text:style-name="T38">index </text:span><text:span text:style-name="T39">&lt;</text:span><text:span text:style-name="T38"> </text:span><text:span text:style-name="T41">0</text:span><text:span text:style-name="T39">)</text:span></text:p>
      <text:p text:style-name="Standard"><text:span text:style-name="T38"><text:s text:c="6"/>index </text:span><text:span text:style-name="T39">+=</text:span><text:span text:style-name="T38"> TABLE_SIZE</text:span><text:span text:style-name="T39">;</text:span></text:p>
      <text:p text:style-name="Standard"><text:span text:style-name="T38"><text:s text:c="4"/></text:span><text:span text:style-name="T39">}</text:span></text:p>
      <text:p text:style-name="Standard"><text:span text:style-name="T39">}</text:span></text:p>
      <text:p text:style-name="P20"><text:soft-page-break/></text:p>
      <text:p text:style-name="Standard"><text:span text:style-name="T44">/*</text:span></text:p>
      <text:p text:style-name="Standard"><text:span text:style-name="T44">** <text:s/>Процедура распаковки. <text:s/>Она читает файл LZW-формата и распаковывает</text:span></text:p>
      <text:p text:style-name="Standard"><text:span text:style-name="T44">** <text:s/>его в выходной файл.</text:span></text:p>
      <text:p text:style-name="Standard"><text:span text:style-name="T44">*/</text:span></text:p>
      <text:p text:style-name="Standard"><text:span text:style-name="T36">void</text:span><text:span text:style-name="T38"> expand</text:span><text:span text:style-name="T39">(</text:span><text:span text:style-name="T38">FILE </text:span><text:span text:style-name="T39">*</text:span><text:span text:style-name="T38">input</text:span><text:span text:style-name="T39">,</text:span><text:span text:style-name="T38">FILE </text:span><text:span text:style-name="T39">*</text:span><text:span text:style-name="T38">output</text:span><text:span text:style-name="T39">)</text:span></text:p>
      <text:p text:style-name="Standard"><text:span text:style-name="T39">{</text:span></text:p>
      <text:p text:style-name="Standard"><text:span text:style-name="T36">unsigned</text:span><text:span text:style-name="T38"> </text:span><text:span text:style-name="T36">int</text:span><text:span text:style-name="T38"> next_code</text:span><text:span text:style-name="T39">;</text:span></text:p>
      <text:p text:style-name="Standard"><text:span text:style-name="T36">unsigned</text:span><text:span text:style-name="T38"> </text:span><text:span text:style-name="T36">int</text:span><text:span text:style-name="T38"> new_code</text:span><text:span text:style-name="T39">;</text:span></text:p>
      <text:p text:style-name="Standard"><text:span text:style-name="T36">unsigned</text:span><text:span text:style-name="T38"> </text:span><text:span text:style-name="T36">int</text:span><text:span text:style-name="T38"> old_code</text:span><text:span text:style-name="T39">;</text:span></text:p>
      <text:p text:style-name="Standard"><text:span text:style-name="T36">int</text:span><text:span text:style-name="T38"> character</text:span><text:span text:style-name="T39">;</text:span></text:p>
      <text:p text:style-name="Standard"><text:span text:style-name="T36">int</text:span><text:span text:style-name="T38"> counter</text:span><text:span text:style-name="T39">;</text:span></text:p>
      <text:p text:style-name="Standard"><text:span text:style-name="T36">unsigned</text:span><text:span text:style-name="T38"> </text:span><text:span text:style-name="T36">char</text:span><text:span text:style-name="T38"> </text:span><text:span text:style-name="T39">*</text:span><text:span text:style-name="T38">string</text:span><text:span text:style-name="T39">;</text:span></text:p>
      <text:p text:style-name="P20"/>
      <text:p text:style-name="Standard"><text:span text:style-name="T38"><text:s text:c="4"/>next_code</text:span><text:span text:style-name="T39">=</text:span><text:span text:style-name="T41">256</text:span><text:span text:style-name="T39">;</text:span><text:span text:style-name="T38"> <text:s text:c="11"/></text:span><text:span text:style-name="T44">/* Следующий доступный код. <text:s text:c="9"/>*/</text:span></text:p>
      <text:p text:style-name="Standard"><text:span text:style-name="T38"><text:s text:c="4"/>counter</text:span><text:span text:style-name="T39">=</text:span><text:span text:style-name="T41">0</text:span><text:span text:style-name="T39">;</text:span><text:span text:style-name="T38"> <text:s text:c="16"/></text:span><text:span text:style-name="T44">/* Используется при выводе на экран.*/</text:span></text:p>
      <text:p text:style-name="Standard"><text:span text:style-name="T38"><text:s text:c="4"/>printf</text:span><text:span text:style-name="T39">(</text:span><text:span text:style-name="T40">"Expanding...\n"</text:span><text:span text:style-name="T39">);</text:span></text:p>
      <text:p text:style-name="P20"/>
      <text:p text:style-name="Standard"><text:span text:style-name="T38"><text:s text:c="2"/>old_code</text:span><text:span text:style-name="T39">=</text:span><text:span text:style-name="T38">input_code</text:span><text:span text:style-name="T39">(</text:span><text:span text:style-name="T38">input</text:span><text:span text:style-name="T39">);</text:span><text:span text:style-name="T44">/*Читается первый код, инициализируется*/</text:span></text:p>
      <text:p text:style-name="Standard"><text:span text:style-name="T38"><text:s text:c="2"/>character</text:span><text:span text:style-name="T39">=</text:span><text:span text:style-name="T38">old_code</text:span><text:span text:style-name="T39">;</text:span><text:span text:style-name="T38"> <text:s text:c="2"/></text:span><text:span text:style-name="T44">/* переменная character и посылается первый */</text:span></text:p>
      <text:p text:style-name="Standard"><text:span text:style-name="T38"><text:s text:c="2"/>putc</text:span><text:span text:style-name="T39">(</text:span><text:span text:style-name="T38">old_code</text:span><text:span text:style-name="T39">,</text:span><text:span text:style-name="T38">output</text:span><text:span text:style-name="T39">);</text:span><text:span text:style-name="T38"> <text:s text:c="5"/></text:span><text:span text:style-name="T44">/* код в выходной файл. <text:s text:c="5"/>*/</text:span></text:p>
      <text:p text:style-name="Standard"><text:span text:style-name="T44">/*</text:span></text:p>
      <text:p text:style-name="Standard"><text:span text:style-name="T44">** <text:s/>Основной цикл распаковки. <text:s/>Читаются коды из LZW-файла до тех пор,</text:span></text:p>
      <text:p text:style-name="Standard"><text:span text:style-name="T44">** <text:s/>пока не встретится специальный код, указывающий на конец данных.</text:span></text:p>
      <text:p text:style-name="Standard"><text:span text:style-name="T44">*/</text:span></text:p>
      <text:p text:style-name="Standard"><text:span text:style-name="T38"><text:s text:c="4"/></text:span><text:span text:style-name="T42">while</text:span><text:span text:style-name="T38"> </text:span><text:span text:style-name="T39">((</text:span><text:span text:style-name="T38">new_code</text:span><text:span text:style-name="T39">=</text:span><text:span text:style-name="T38">input_code</text:span><text:span text:style-name="T39">(</text:span><text:span text:style-name="T38">input</text:span><text:span text:style-name="T39">))</text:span><text:span text:style-name="T38"> </text:span><text:span text:style-name="T39">!=</text:span><text:span text:style-name="T38"> </text:span><text:span text:style-name="T39">(</text:span><text:span text:style-name="T38">MAX_VALUE</text:span><text:span text:style-name="T39">))</text:span></text:p>
      <text:p text:style-name="Standard"><text:span text:style-name="T38"><text:s text:c="4"/></text:span><text:span text:style-name="T39">{</text:span></text:p>
      <text:p text:style-name="Standard"><text:span text:style-name="T38"><text:s text:c="8"/></text:span><text:span text:style-name="T42">if</text:span><text:span text:style-name="T38"> </text:span><text:span text:style-name="T39">(++</text:span><text:span text:style-name="T38">counter</text:span><text:span text:style-name="T39">==</text:span><text:span text:style-name="T41">1000</text:span><text:span text:style-name="T39">)</text:span><text:span text:style-name="T38"> </text:span><text:span text:style-name="T39">{</text:span><text:span text:style-name="T38"> counter</text:span><text:span text:style-name="T39">=</text:span><text:span text:style-name="T41">0</text:span><text:span text:style-name="T39">;</text:span><text:span text:style-name="T38"> printf</text:span><text:span text:style-name="T39">(</text:span><text:span text:style-name="T40">"*"</text:span><text:span text:style-name="T39">);</text:span><text:span text:style-name="T38"> </text:span><text:span text:style-name="T39">}</text:span></text:p>
      <text:p text:style-name="Standard"><text:span text:style-name="T44">/*</text:span></text:p>
      <text:p text:style-name="Standard"><text:span text:style-name="T44">** Проверка кода для специального случая</text:span></text:p>
      <text:p text:style-name="Standard"><text:span text:style-name="T44">** STRING+CHARACTER+STRING+CHARACTER+</text:span></text:p>
      <text:p text:style-name="Standard"><text:span text:style-name="T44">** STRING, когда генерируется неопределенный код.</text:span></text:p>
      <text:p text:style-name="Standard"><text:span text:style-name="T44">** Это заставляет его декодировать последний код,</text:span></text:p>
      <text:p text:style-name="Standard"><text:span text:style-name="T44">** добавив CHARACTER в конец декод. строки.</text:span></text:p>
      <text:p text:style-name="Standard"><text:span text:style-name="T44">*/</text:span></text:p>
      <text:p text:style-name="Standard"><text:span text:style-name="T38"><text:s text:c="8"/></text:span><text:span text:style-name="T42">if</text:span><text:span text:style-name="T38"> </text:span><text:span text:style-name="T39">(</text:span><text:span text:style-name="T38">new_code</text:span><text:span text:style-name="T39">&gt;=</text:span><text:span text:style-name="T38">next_code</text:span><text:span text:style-name="T39">)</text:span></text:p>
      <text:p text:style-name="Standard"><text:span text:style-name="T38"><text:s text:c="8"/></text:span><text:span text:style-name="T39">{</text:span></text:p>
      <text:p text:style-name="Standard"><text:span text:style-name="T38"><text:s text:c="12"/></text:span><text:span text:style-name="T39">*</text:span><text:span text:style-name="T38">decode_stack</text:span><text:span text:style-name="T39">=</text:span><text:span text:style-name="T38">character</text:span><text:span text:style-name="T39">;</text:span></text:p>
      <text:p text:style-name="Standard"><text:span text:style-name="T38"><text:s text:c="12"/>string</text:span><text:span text:style-name="T39">=</text:span><text:span text:style-name="T38">decode_string</text:span><text:span text:style-name="T39">(</text:span><text:span text:style-name="T38">decode_stack</text:span><text:span text:style-name="T39">+</text:span><text:span text:style-name="T41">1</text:span><text:span text:style-name="T39">,</text:span><text:span text:style-name="T38">old_code</text:span><text:span text:style-name="T39">);</text:span></text:p>
      <text:p text:style-name="Standard"><text:span text:style-name="T38"><text:s text:c="8"/></text:span><text:span text:style-name="T39">}</text:span></text:p>
      <text:p text:style-name="Standard"><text:span text:style-name="T44">/*</text:span></text:p>
      <text:p text:style-name="Standard"><text:span text:style-name="T44">** Иначе декодируется новый код.</text:span></text:p>
      <text:p text:style-name="Standard"><text:span text:style-name="T44">*/</text:span></text:p>
      <text:p text:style-name="Standard"><text:span text:style-name="T38"><text:s text:c="8"/></text:span><text:span text:style-name="T42">else</text:span></text:p>
      <text:p text:style-name="Standard"><text:span text:style-name="T38"><text:s text:c="12"/>string</text:span><text:span text:style-name="T39">=</text:span><text:span text:style-name="T38">decode_string</text:span><text:span text:style-name="T39">(</text:span><text:span text:style-name="T38">decode_stack</text:span><text:span text:style-name="T39">,</text:span><text:span text:style-name="T38">new_code</text:span><text:span text:style-name="T39">);</text:span></text:p>
      <text:p text:style-name="Standard"><text:span text:style-name="T44">/*</text:span></text:p>
      <text:p text:style-name="Standard"><text:span text:style-name="T44">** Выводится декодируемая строка в обратном порядке.</text:span></text:p>
      <text:p text:style-name="Standard"><text:span text:style-name="T44">*/</text:span></text:p>
      <text:p text:style-name="Standard"><text:span text:style-name="T38"><text:s text:c="8"/>character</text:span><text:span text:style-name="T39">=*</text:span><text:span text:style-name="T38">string</text:span><text:span text:style-name="T39">;</text:span></text:p>
      <text:p text:style-name="Standard"><text:span text:style-name="T38"><text:s text:c="8"/></text:span><text:span text:style-name="T42">while</text:span><text:span text:style-name="T38"> </text:span><text:span text:style-name="T39">(</text:span><text:span text:style-name="T38">string </text:span><text:span text:style-name="T39">&gt;=</text:span><text:span text:style-name="T38"> decode_stack</text:span><text:span text:style-name="T39">)</text:span></text:p>
      <text:p text:style-name="Standard"><text:span text:style-name="T38"><text:s text:c="12"/>putc</text:span><text:span text:style-name="T39">(*</text:span><text:span text:style-name="T38">string</text:span><text:span text:style-name="T39">--,</text:span><text:span text:style-name="T38">output</text:span><text:span text:style-name="T39">);</text:span></text:p>
      <text:p text:style-name="Standard"><text:span text:style-name="T44">/*</text:span></text:p>
      <text:p text:style-name="Standard"><text:span text:style-name="T44">** Наконец, если возможно, добавляется новый код в таблицу строк.</text:span></text:p>
      <text:p text:style-name="Standard"><text:span text:style-name="T44">*/</text:span></text:p>
      <text:p text:style-name="Standard"><text:span text:style-name="T38"><text:s text:c="8"/></text:span><text:span text:style-name="T42">if</text:span><text:span text:style-name="T38"> </text:span><text:span text:style-name="T39">(</text:span><text:span text:style-name="T38">next_code </text:span><text:span text:style-name="T39">&lt;=</text:span><text:span text:style-name="T38"> MAX_CODE</text:span><text:span text:style-name="T39">)</text:span></text:p>
      <text:p text:style-name="Standard"><text:span text:style-name="T38"><text:s text:c="8"/></text:span><text:span text:style-name="T39">{</text:span></text:p>
      <text:p text:style-name="Standard"><text:span text:style-name="T38"><text:s text:c="12"/>prefix_code</text:span><text:span text:style-name="T39">[</text:span><text:span text:style-name="T38">next_code</text:span><text:span text:style-name="T39">]=</text:span><text:span text:style-name="T38">old_code</text:span><text:span text:style-name="T39">;</text:span></text:p>
      <text:p text:style-name="Standard"><text:span text:style-name="T38"><text:s text:c="12"/>append_character</text:span><text:span text:style-name="T39">[</text:span><text:span text:style-name="T38">next_code</text:span><text:span text:style-name="T39">]=</text:span><text:span text:style-name="T38">character</text:span><text:span text:style-name="T39">;</text:span></text:p>
      <text:p text:style-name="Standard"><text:span text:style-name="T38"><text:s text:c="12"/>next_code</text:span><text:span text:style-name="T39">++;</text:span></text:p>
      <text:p text:style-name="Standard"><text:span text:style-name="T38"><text:s text:c="8"/></text:span><text:span text:style-name="T39">}</text:span></text:p>
      <text:p text:style-name="Standard"><text:span text:style-name="T38"><text:s text:c="8"/>old_code</text:span><text:span text:style-name="T39">=</text:span><text:span text:style-name="T38">new_code</text:span><text:span text:style-name="T39">;</text:span></text:p>
      <text:p text:style-name="Standard"><text:span text:style-name="T38"><text:s text:c="4"/></text:span><text:span text:style-name="T39">}</text:span></text:p>
      <text:p text:style-name="Standard"><text:span text:style-name="T38"><text:s text:c="4"/>printf</text:span><text:span text:style-name="T39">(</text:span><text:span text:style-name="T40">"\n"</text:span><text:span text:style-name="T39">);</text:span></text:p>
      <text:p text:style-name="Standard"><text:span text:style-name="T39">}</text:span></text:p>
      <text:p text:style-name="P20"/>
      <text:p text:style-name="Standard"><text:span text:style-name="T44">/*</text:span></text:p>
      <text:p text:style-name="Standard"><text:soft-page-break/><text:span text:style-name="T44">** Процедура простого декодирования строки из таблицы строк,</text:span></text:p>
      <text:p text:style-name="Standard"><text:span text:style-name="T44">* сохраняющая</text:span></text:p>
      <text:p text:style-name="Standard"><text:span text:style-name="T44">** результат в буфер. <text:s/>Этот буфер потом может быть выведен</text:span></text:p>
      <text:p text:style-name="Standard"><text:span text:style-name="T44">** в обратном порядке программой распаковки.</text:span></text:p>
      <text:p text:style-name="Standard"><text:span text:style-name="T44">*/</text:span></text:p>
      <text:p text:style-name="Standard"><text:span text:style-name="T36">unsigned</text:span><text:span text:style-name="T38"> </text:span><text:span text:style-name="T36">char</text:span><text:span text:style-name="T38"> </text:span><text:span text:style-name="T39">*</text:span><text:span text:style-name="T38">decode_string</text:span><text:span text:style-name="T39">(</text:span><text:span text:style-name="T36">unsigned</text:span><text:span text:style-name="T38"> </text:span><text:span text:style-name="T36">char</text:span><text:span text:style-name="T38"> </text:span><text:span text:style-name="T39">*</text:span><text:span text:style-name="T38">buffer</text:span><text:span text:style-name="T39">,</text:span><text:span text:style-name="T36">unsigned</text:span><text:span text:style-name="T38"> </text:span><text:span text:style-name="T36">int</text:span><text:span text:style-name="T38"> code</text:span><text:span text:style-name="T39">)</text:span></text:p>
      <text:p text:style-name="Standard"><text:span text:style-name="T39">{</text:span></text:p>
      <text:p text:style-name="Standard"><text:span text:style-name="T38"><text:s text:c="4"/></text:span><text:span text:style-name="T36">int</text:span><text:span text:style-name="T38"> i</text:span><text:span text:style-name="T39">;</text:span></text:p>
      <text:p text:style-name="Standard"><text:span text:style-name="T38"><text:s text:c="4"/>i</text:span><text:span text:style-name="T39">=</text:span><text:span text:style-name="T41">0</text:span><text:span text:style-name="T39">;</text:span></text:p>
      <text:p text:style-name="Standard"><text:span text:style-name="T38"><text:s text:c="4"/></text:span><text:span text:style-name="T42">while</text:span><text:span text:style-name="T38"> </text:span><text:span text:style-name="T39">(</text:span><text:span text:style-name="T38">code </text:span><text:span text:style-name="T39">&gt;</text:span><text:span text:style-name="T38"> </text:span><text:span text:style-name="T41">255</text:span><text:span text:style-name="T39">)</text:span></text:p>
      <text:p text:style-name="Standard"><text:span text:style-name="T38"><text:s text:c="4"/></text:span><text:span text:style-name="T39">{</text:span></text:p>
      <text:p text:style-name="Standard"><text:span text:style-name="T38"><text:s text:c="8"/></text:span><text:span text:style-name="T39">*</text:span><text:span text:style-name="T38">buffer</text:span><text:span text:style-name="T39">++</text:span><text:span text:style-name="T38"> </text:span><text:span text:style-name="T39">=</text:span><text:span text:style-name="T38"> append_character</text:span><text:span text:style-name="T39">[</text:span><text:span text:style-name="T38">code</text:span><text:span text:style-name="T39">];</text:span></text:p>
      <text:p text:style-name="Standard"><text:span text:style-name="T38"><text:s text:c="8"/>code</text:span><text:span text:style-name="T39">=</text:span><text:span text:style-name="T38">prefix_code</text:span><text:span text:style-name="T39">[</text:span><text:span text:style-name="T38">code</text:span><text:span text:style-name="T39">];</text:span></text:p>
      <text:p text:style-name="Standard"><text:span text:style-name="T38"><text:s text:c="8"/></text:span><text:span text:style-name="T42">if</text:span><text:span text:style-name="T38"> </text:span><text:span text:style-name="T39">(</text:span><text:span text:style-name="T38">i</text:span><text:span text:style-name="T39">++&gt;=</text:span><text:span text:style-name="T41">4094</text:span><text:span text:style-name="T39">)</text:span></text:p>
      <text:p text:style-name="Standard"><text:span text:style-name="T38"><text:s text:c="8"/></text:span><text:span text:style-name="T39">{</text:span></text:p>
      <text:p text:style-name="Standard"><text:span text:style-name="T38"><text:s text:c="12"/>printf</text:span><text:span text:style-name="T39">(</text:span><text:span text:style-name="T40">"Fatal error during code expansion.\n"</text:span><text:span text:style-name="T39">);</text:span></text:p>
      <text:p text:style-name="Standard"><text:span text:style-name="T38"><text:s text:c="12"/>exit</text:span><text:span text:style-name="T39">(</text:span><text:span text:style-name="T41">0</text:span><text:span text:style-name="T39">);</text:span></text:p>
      <text:p text:style-name="Standard"><text:span text:style-name="T38"><text:s text:c="8"/></text:span><text:span text:style-name="T39">}</text:span></text:p>
      <text:p text:style-name="Standard"><text:span text:style-name="T38"><text:s text:c="4"/></text:span><text:span text:style-name="T39">}</text:span></text:p>
      <text:p text:style-name="Standard"><text:span text:style-name="T38"><text:s text:c="4"/></text:span><text:span text:style-name="T39">*</text:span><text:span text:style-name="T38">buffer</text:span><text:span text:style-name="T39">=</text:span><text:span text:style-name="T38">code</text:span><text:span text:style-name="T39">;</text:span></text:p>
      <text:p text:style-name="Standard"><text:span text:style-name="T38"><text:s text:c="4"/></text:span><text:span text:style-name="T42">return</text:span><text:span text:style-name="T39">(</text:span><text:span text:style-name="T38">buffer</text:span><text:span text:style-name="T39">);</text:span></text:p>
      <text:p text:style-name="Standard"><text:span text:style-name="T39">}</text:span></text:p>
      <text:p text:style-name="Standard"><text:span text:style-name="T44">/*</text:span></text:p>
      <text:p text:style-name="Standard"><text:span text:style-name="T44">** Следующие две процедуры управляют вводом/выводом кодов</text:span></text:p>
      <text:p text:style-name="Standard"><text:span text:style-name="T44">** переменной длины. <text:s/>Они для ясности написаны чрезвычайно</text:span></text:p>
      <text:p text:style-name="Standard"><text:span text:style-name="T44">** простыми и не очень эффективны.</text:span></text:p>
      <text:p text:style-name="Standard"><text:span text:style-name="T44">*/</text:span></text:p>
      <text:p text:style-name="Standard"><text:span text:style-name="T36">unsigned</text:span><text:span text:style-name="T38"> input_code</text:span><text:span text:style-name="T39">(</text:span><text:span text:style-name="T38">FILE </text:span><text:span text:style-name="T39">*</text:span><text:span text:style-name="T38">input</text:span><text:span text:style-name="T39">)</text:span></text:p>
      <text:p text:style-name="Standard"><text:span text:style-name="T39">{</text:span></text:p>
      <text:p text:style-name="Standard"><text:span text:style-name="T38"><text:s text:c="4"/></text:span><text:span text:style-name="T36">unsigned</text:span><text:span text:style-name="T38"> </text:span><text:span text:style-name="T36">int</text:span><text:span text:style-name="T38"> return_value</text:span><text:span text:style-name="T39">;</text:span></text:p>
      <text:p text:style-name="Standard"><text:span text:style-name="T38"><text:s text:c="4"/></text:span><text:span text:style-name="T36">static</text:span><text:span text:style-name="T38"> </text:span><text:span text:style-name="T36">int</text:span><text:span text:style-name="T38"> input_bit_count</text:span><text:span text:style-name="T39">=</text:span><text:span text:style-name="T41">0</text:span><text:span text:style-name="T39">;</text:span></text:p>
      <text:p text:style-name="Standard"><text:span text:style-name="T38"><text:s text:c="4"/></text:span><text:span text:style-name="T36">static</text:span><text:span text:style-name="T38"> </text:span><text:span text:style-name="T36">unsigned</text:span><text:span text:style-name="T38"> </text:span><text:span text:style-name="T36">long</text:span><text:span text:style-name="T38"> input_bit_buffer</text:span><text:span text:style-name="T39">=</text:span><text:span text:style-name="T41">0L</text:span><text:span text:style-name="T39">;</text:span></text:p>
      <text:p text:style-name="Standard"><text:span text:style-name="T38"><text:s text:c="4"/></text:span><text:span text:style-name="T42">while</text:span><text:span text:style-name="T38"> </text:span><text:span text:style-name="T39">(</text:span><text:span text:style-name="T38">input_bit_count </text:span><text:span text:style-name="T39">&lt;=</text:span><text:span text:style-name="T38"> </text:span><text:span text:style-name="T41">24</text:span><text:span text:style-name="T39">)</text:span></text:p>
      <text:p text:style-name="Standard"><text:span text:style-name="T38"><text:s text:c="4"/></text:span><text:span text:style-name="T39">{</text:span></text:p>
      <text:p text:style-name="Standard"><text:span text:style-name="T38"><text:s text:c="8"/>input_bit_buffer</text:span><text:span text:style-name="T39">|=(</text:span><text:span text:style-name="T36">unsigned</text:span><text:span text:style-name="T38"> </text:span><text:span text:style-name="T36">long</text:span><text:span text:style-name="T39">)</text:span><text:span text:style-name="T38">getc</text:span><text:span text:style-name="T39">(</text:span><text:span text:style-name="T38">input</text:span><text:span text:style-name="T39">)&lt;&lt;(</text:span><text:span text:style-name="T41">24</text:span><text:span text:style-name="T39">-</text:span><text:span text:style-name="T38">input_bit_count</text:span><text:span text:style-name="T39">);</text:span></text:p>
      <text:p text:style-name="Standard"><text:span text:style-name="T38"><text:s text:c="8"/>input_bit_count </text:span><text:span text:style-name="T39">+=</text:span><text:span text:style-name="T38"> </text:span><text:span text:style-name="T41">8</text:span><text:span text:style-name="T39">;</text:span></text:p>
      <text:p text:style-name="Standard"><text:span text:style-name="T38"><text:s text:c="4"/></text:span><text:span text:style-name="T39">}</text:span></text:p>
      <text:p text:style-name="Standard"><text:span text:style-name="T38"><text:s text:c="4"/>return_value</text:span><text:span text:style-name="T39">=</text:span><text:span text:style-name="T38">input_bit_buffer </text:span><text:span text:style-name="T39">&gt;&gt;</text:span><text:span text:style-name="T38"> </text:span><text:span text:style-name="T39">(</text:span><text:span text:style-name="T41">32</text:span><text:span text:style-name="T39">-</text:span><text:span text:style-name="T38">BITS</text:span><text:span text:style-name="T39">);</text:span></text:p>
      <text:p text:style-name="Standard"><text:span text:style-name="T38"><text:s text:c="4"/>input_bit_buffer </text:span><text:span text:style-name="T39">&lt;&lt;=</text:span><text:span text:style-name="T38"> BITS</text:span><text:span text:style-name="T39">;</text:span></text:p>
      <text:p text:style-name="Standard"><text:span text:style-name="T38"><text:s text:c="4"/>input_bit_count </text:span><text:span text:style-name="T39">-=</text:span><text:span text:style-name="T38"> BITS</text:span><text:span text:style-name="T39">;</text:span></text:p>
      <text:p text:style-name="Standard"><text:span text:style-name="T38"><text:s text:c="4"/></text:span><text:span text:style-name="T42">return</text:span><text:span text:style-name="T39">(</text:span><text:span text:style-name="T38">return_value</text:span><text:span text:style-name="T39">);</text:span></text:p>
      <text:p text:style-name="Standard"><text:span text:style-name="T39">}</text:span></text:p>
      <text:p text:style-name="P20"/>
      <text:p text:style-name="Standard"><text:span text:style-name="T36">void</text:span><text:span text:style-name="T38"> output_code</text:span><text:span text:style-name="T39">(</text:span><text:span text:style-name="T38">FILE </text:span><text:span text:style-name="T39">*</text:span><text:span text:style-name="T38">output</text:span><text:span text:style-name="T39">,</text:span><text:span text:style-name="T36">unsigned</text:span><text:span text:style-name="T38"> </text:span><text:span text:style-name="T36">int</text:span><text:span text:style-name="T38"> code</text:span><text:span text:style-name="T39">)</text:span></text:p>
      <text:p text:style-name="Standard"><text:span text:style-name="T39">{</text:span></text:p>
      <text:p text:style-name="Standard"><text:span text:style-name="T38"><text:s text:c="4"/></text:span><text:span text:style-name="T36">static</text:span><text:span text:style-name="T38"> </text:span><text:span text:style-name="T36">int</text:span><text:span text:style-name="T38"> output_bit_count</text:span><text:span text:style-name="T39">=</text:span><text:span text:style-name="T41">0</text:span><text:span text:style-name="T39">;</text:span></text:p>
      <text:p text:style-name="Standard"><text:span text:style-name="T38"><text:s text:c="4"/></text:span><text:span text:style-name="T36">static</text:span><text:span text:style-name="T38"> </text:span><text:span text:style-name="T36">unsigned</text:span><text:span text:style-name="T38"> </text:span><text:span text:style-name="T36">long</text:span><text:span text:style-name="T38"> output_bit_buffer</text:span><text:span text:style-name="T39">=</text:span><text:span text:style-name="T41">0L</text:span><text:span text:style-name="T39">;</text:span></text:p>
      <text:p text:style-name="Standard"><text:span text:style-name="T38"><text:s text:c="4"/>output_bit_buffer</text:span><text:span text:style-name="T39">|=(</text:span><text:span text:style-name="T36">unsigned</text:span><text:span text:style-name="T38"> </text:span><text:span text:style-name="T36">long</text:span><text:span text:style-name="T39">)</text:span><text:span text:style-name="T38">code</text:span><text:span text:style-name="T39">&lt;&lt;(</text:span><text:span text:style-name="T41">32</text:span><text:span text:style-name="T39">-</text:span><text:span text:style-name="T38">BITS</text:span><text:span text:style-name="T39">-</text:span><text:span text:style-name="T38">output_bit_count</text:span><text:span text:style-name="T39">);</text:span></text:p>
      <text:p text:style-name="Standard"><text:span text:style-name="T38"><text:s text:c="4"/>output_bit_count </text:span><text:span text:style-name="T39">+=</text:span><text:span text:style-name="T38"> BITS</text:span><text:span text:style-name="T39">;</text:span></text:p>
      <text:p text:style-name="Standard"><text:span text:style-name="T38"><text:s text:c="4"/></text:span><text:span text:style-name="T42">while</text:span><text:span text:style-name="T38"> </text:span><text:span text:style-name="T39">(</text:span><text:span text:style-name="T38">output_bit_count </text:span><text:span text:style-name="T39">&gt;=</text:span><text:span text:style-name="T38"> </text:span><text:span text:style-name="T41">8</text:span><text:span text:style-name="T39">)</text:span></text:p>
      <text:p text:style-name="Standard"><text:span text:style-name="T38"><text:s text:c="4"/></text:span><text:span text:style-name="T39">{</text:span></text:p>
      <text:p text:style-name="Standard"><text:span text:style-name="T38"><text:s text:c="8"/>putc</text:span><text:span text:style-name="T39">(</text:span><text:span text:style-name="T38">output_bit_buffer </text:span><text:span text:style-name="T39">&gt;&gt;</text:span><text:span text:style-name="T38"> </text:span><text:span text:style-name="T41">24</text:span><text:span text:style-name="T39">,</text:span><text:span text:style-name="T38">output</text:span><text:span text:style-name="T39">);</text:span></text:p>
      <text:p text:style-name="Standard"><text:span text:style-name="T38"><text:s text:c="8"/>output_bit_buffer </text:span><text:span text:style-name="T39">&lt;&lt;=</text:span><text:span text:style-name="T38"> </text:span><text:span text:style-name="T41">8</text:span><text:span text:style-name="T39">;</text:span></text:p>
      <text:p text:style-name="Standard"><text:span text:style-name="T38"><text:s text:c="8"/>output_bit_count </text:span><text:span text:style-name="T39">-=</text:span><text:span text:style-name="T38"> </text:span><text:span text:style-name="T41">8</text:span><text:span text:style-name="T39">;</text:span></text:p>
      <text:p text:style-name="Standard"><text:span text:style-name="T38"><text:s text:c="4"/></text:span><text:span text:style-name="T39">}</text:span></text:p>
      <text:p text:style-name="Standard"><text:span text:style-name="T39">}</text:span></text:p>
      <text:p text:style-name="P18"/>
      <text:p text:style-name="Standard"/>
      <text:p text:style-name="P15">Тестовый пример</text:p>
      <text:p text:style-name="P30"><text:span text:style-name="T28">1. </text:span><text:span text:style-name="T20">Для исполняемого файла исходный размер составлял 115 299 байт. После сжатия длина файла сократилась до 94 242 байт. Итого на 1 символ приходится </text:span><text:soft-page-break/><text:span text:style-name="T26">6.54 </text:span><text:span text:style-name="T20">бита. После сжатия </text:span><text:span text:style-name="T26">ZIP </text:span><text:span text:style-name="T20">длина файла составила 47 513 <text:s/>байт. Это составляет 3.4 бита на символ. <text:s/></text:span><text:span text:style-name="T22">Оценка энтропии составляет 5.68 бита на символ.</text:span></text:p>
      <text:p text:style-name="P30"><text:span text:style-name="T20">2. Для файла </text:span><text:span text:style-name="T26">c </text:span><text:span text:style-name="T20">русским текстом исходный размер составлял 1 351 754 байт. После сжатия длина файла сократилась до 452 292 байт. Итого на 1 символ приходится 2</text:span><text:span text:style-name="T26">.68 </text:span><text:span text:style-name="T20">бита. После сжатия </text:span><text:span text:style-name="T26">ZIP </text:span><text:span text:style-name="T20">длина файла составила 359 415 <text:s/>байт. Это составляет 2.</text:span><text:span text:style-name="T26">13</text:span><text:span text:style-name="T20"> бита на символ. </text:span><text:span text:style-name="T22">Оценка энтропии составляет 4.21 бита </text:span><text:span text:style-name="T23">на символ</text:span><text:span text:style-name="T22">.</text:span></text:p>
      <text:p text:style-name="P31"><text:span text:style-name="T26">3. </text:span><text:span text:style-name="T20">Для </text:span><text:span text:style-name="T21">картинки в формате </text:span><text:span text:style-name="T29">BMP</text:span><text:span text:style-name="T20"> исходный размер составлял </text:span><text:span text:style-name="T21">5 572 854</text:span><text:span text:style-name="T20"> байт. После сжатия длина файла сократилась до </text:span><text:span text:style-name="T21">1 915 679</text:span><text:span text:style-name="T20"> байт. Итого на 1 символ приходится </text:span><text:span text:style-name="T21">2</text:span><text:span text:style-name="T26">.</text:span><text:span text:style-name="T29">75</text:span><text:span text:style-name="T26"> </text:span><text:span text:style-name="T20">бита. После сжатия </text:span><text:span text:style-name="T26">ZIP </text:span><text:span text:style-name="T20">длина файла составила </text:span><text:span text:style-name="T21">1 470 592</text:span><text:span text:style-name="T20"> <text:s/>байт. Это составляет </text:span><text:span text:style-name="T21">2.</text:span><text:span text:style-name="T29">11</text:span><text:span text:style-name="T20"> бита на символ. </text:span><text:span text:style-name="T22">Оценка энтропии составляет </text:span><text:span text:style-name="T23">2.</text:span><text:span text:style-name="T31">86</text:span><text:span text:style-name="T22"> бита </text:span><text:span text:style-name="T23">на символ</text:span><text:span text:style-name="T22">.</text:span></text:p>
      <text:p text:style-name="P25"/>
      <text:p text:style-name="P16"/>
      <text:list xml:id="list230808568163171" text:continue-numbering="true" text:style-name="WW8Num1">
        <text:list-item>
          <text:h text:style-name="Heading_20_1" text:outline-level="1">Вывод</text:h>
        </text:list-item>
      </text:list>
      <text:p text:style-name="Простой_20_Текст"><text:span text:style-name="T5">В данной работе рассмотрен </text:span><text:span text:style-name="T7">словарный алгоритм </text:span><text:span text:style-name="T10">LZW.</text:span><text:span text:style-name="T6"> </text:span><text:span text:style-name="T8">Словарные алгоритмы достигают большой эффективности при наличии больших повторяющихся последовательностей, как текстовые файлы, и часто используются в программах-архиваторах. Алгоритм </text:span><text:span text:style-name="T11">LZW </text:span><text:span text:style-name="T8">также применяется в форматах </text:span><text:span text:style-name="T11">GIF </text:span><text:span text:style-name="T8">и </text:span><text:span text:style-name="T11">TIFF. </text:span></text:p>
      <text:p text:style-name="Простой_20_Текст"><text:span text:style-name="T32">Была написана програм</text:span>ма, реализующая кодирование и декодирование <text:span text:style-name="T25">алгоритмом </text:span><text:span text:style-name="T18">LZW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sans-serif" svg:font-family="sans-serif"/>
    <style:font-face style:name="Courier New" svg:font-family="'Courier New'" style:font-family-generic="modern"/>
    <style:font-face style:name="DejaVu Sans Mono" svg:font-family="'DejaVu Sans Mono'" style:font-family-generic="modern"/>
    <style:font-face style:name="MS Mincho" svg:font-family="'MS Mincho', 'ＭＳ 明朝'" style:font-family-generic="modern"/>
    <style:font-face style:name="Courier New1" svg:font-family="'Courier New'" style:font-family-generic="roman"/>
    <style:font-face style:name="Lohit Hindi" svg:font-family="'Lohit Hindi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Простой_20_Текст" style:default-outline-level="1" style:list-style-name="WW8Num1" style:class="text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Название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pitch-complex="variable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Lohit Hindi" style:font-family-complex="'Lohit Hindi'" style:font-pitch-complex="variable"/>
    </style:style>
    <style:style style:name="Название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Текст1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er_5f_2" style:display-name="header_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lain_5f_text" style:display-name="plain_text" style:family="paragraph" style:parent-style-name="Standard">
      <style:paragraph-properties fo:margin-left="0cm" fo:margin-right="0cm" fo:line-height="150%" fo:text-align="justify" style:justify-single-word="false" fo:text-indent="0.979cm" style:auto-text-indent="false"/>
      <style:text-properties fo:font-size="14pt" style:font-size-asian="14pt"/>
    </style:style>
    <style:style style:name="subpicture_5f_text" style:display-name="subpicture_text" style:family="paragraph" style:parent-style-name="plain_5f_text">
      <style:paragraph-properties fo:margin-left="0cm" fo:margin-right="0cm" style:line-height-at-least="0.176cm" fo:text-align="center" style:justify-single-word="false" fo:text-indent="0cm" style:auto-text-indent="false">
        <style:tab-stops>
          <style:tab-stop style:position="1.746cm"/>
        </style:tab-stops>
      </style:paragraph-properties>
      <style:text-properties fo:font-size="12pt" style:font-size-asian="12pt" style:font-size-complex="12pt"/>
    </style:style>
    <style:style style:name="subtable_5f_text" style:display-name="subtable_text" style:family="paragraph" style:parent-style-name="subpicture_5f_text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og_5f_text" style:display-name="prog_text" style:family="paragraph" style:parent-style-name="plain_5f_text">
      <style:paragraph-properties fo:margin-left="0cm" fo:margin-right="0cm" fo:text-align="start" style:justify-single-word="false" fo:text-indent="0cm" style:auto-text-indent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Красная_20_строка" style:display-name="Красная строка" style:family="paragraph" style:parent-style-name="Text_20_body">
      <style:paragraph-properties fo:margin-left="0cm" fo:margin-right="0cm" fo:text-indent="0.499cm" style:auto-text-indent="false"/>
    </style:style>
    <style:style style:name="Текст2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fo:font-size="10pt" style:font-name-asian="DejaVu Sans" style:font-family-asian="'DejaVu Sans'" style:font-family-generic-asian="swiss" style:font-pitch-asian="variable" style:font-size-asian="10pt" style:font-name-complex="DejaVu Sans Mono" style:font-family-complex="'DejaVu Sans Mono'" style:font-family-generic-complex="modern" style:font-size-complex="10pt"/>
    </style:style>
    <style:style style:name="Простой_20_Текст" style:display-name="Простой Текст" style:family="paragraph" style:parent-style-name="header_5f_2">
      <style:paragraph-properties fo:margin-left="0cm" fo:margin-right="0cm" fo:text-align="justify" style:justify-single-word="false" fo:text-indent="1cm" style:auto-text-indent="false"/>
      <style:text-properties fo:font-weight="normal" style:font-weight-asian="normal" style:font-size-complex="12pt" style:font-weight-complex="normal"/>
    </style:style>
    <style:style style:name="Подрисуночная_20_подпись" style:display-name="Подрисуночная подпись" style:family="paragraph" style:parent-style-name="subpicture_5f_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ЛР_5f_Основнойтекст" style:display-name="ЛР_Основнойтекст" style:family="paragraph" style:parent-style-name="Standard"/>
    <style:style style:name="ЛР_5f_Рисунок" style:display-name="ЛР_Рисунок" style:family="paragraph" style:parent-style-name="Text_20_body_20_indent">
      <style:paragraph-properties fo:margin-left="0cm" fo:margin-right="0cm" fo:margin-top="0.212cm" fo:margin-bottom="0cm" style:contextual-spacing="false" fo:text-align="center" style:justify-single-word="false" fo:text-indent="0cm" style:auto-text-indent="false" fo:keep-with-next="always"/>
      <style:text-properties fo:font-size="14pt" fo:language="en" fo:country="US" style:font-size-asian="14pt"/>
    </style:style>
    <style:style style:name="ЛР_5f_ПодрисНадпись" style:display-name="ЛР_ПодрисНадпись" style:family="paragraph" style:parent-style-name="Text_20_body_20_indent">
      <style:paragraph-properties fo:margin-left="0cm" fo:margin-right="0cm" fo:margin-top="0.847cm" fo:margin-bottom="0.635cm" style:contextual-spacing="false" fo:text-align="center" style:justify-single-word="false" fo:text-indent="0cm" style:auto-text-indent="false"/>
    </style:style>
    <style:style style:name="ЛР_5f_Таблица" style:display-name="ЛР_Таблица" style:family="paragraph" style:parent-style-name="Text_20_body_20_indent">
      <style:paragraph-properties fo:margin-left="0cm" fo:margin-right="0cm" fo:margin-top="0.212cm" fo:margin-bottom="0.212cm" style:contextual-spacing="false" fo:text-align="end" style:justify-single-word="false" fo:text-indent="0cm" style:auto-text-indent="false" fo:keep-with-next="always">
        <style:tab-stops>
          <style:tab-stop style:position="6.502cm"/>
        </style:tab-stops>
      </style:paragraph-properties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3pt" fo:font-weight="bold" style:font-size-asian="13pt" style:font-weight-asian="bold"/>
    </style:style>
    <style:style style:name="Aacao1" style:family="paragraph" style:parent-style-name="Standard">
      <style:paragraph-properties fo:margin-left="0cm" fo:margin-right="0cm" fo:text-align="justify" style:justify-single-word="false" fo:text-indent="1cm" style:auto-text-indent="false" style:text-autospace="none"/>
      <style:text-properties fo:font-size="16pt" style:font-size-asian="16pt" style:font-size-complex="16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2z1" style:family="text">
      <style:text-properties fo:font-size="14pt" fo:background-color="transparent" style:font-size-asian="14pt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3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0" style:family="text">
      <style:text-properties fo:font-size="14pt" fo:background-color="transparent" style:font-size-asian="14pt"/>
    </style:style>
    <style:style style:name="WW8Num5z0" style:family="text">
      <style:text-properties fo:font-size="14pt" fo:background-color="transparent" style:font-size-asian="14pt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6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Основной_20_шрифт_20_абзаца" style:display-name="Основной шрифт абзаца" style:family="text"/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Основной_20_шрифт_20_абзаца2" style:display-name="Основной шрифт абзаца2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>
      <style:text-properties fo:font-size="14pt" fo:background-color="transparent" style:font-size-asian="14pt"/>
    </style:style>
    <style:style style:name="Bullet_20_Symbols" style:display-name="Bullet Symbol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eader_5f_2_20_Знак" style:display-name="header_2 Знак" style:family="text">
      <style:text-properties fo:font-size="14pt" fo:font-weight="bold" style:font-size-asian="14pt" style:font-weight-asian="bold" style:font-size-complex="14pt" style:font-weight-complex="bold"/>
    </style:style>
    <style:style style:name="Простой_20_Текст_20_Знак" style:display-name="Простой Текст Знак" style:family="text">
      <style:text-properties fo:font-size="14pt" style:font-size-asian="14pt" style:font-size-complex="12pt"/>
    </style:style>
    <style:style style:name="plain_5f_text_20_Знак" style:display-name="plain_text Знак" style:family="text">
      <style:text-properties fo:font-size="14pt" style:font-size-asian="14pt" style:font-size-complex="12pt"/>
    </style:style>
    <style:style style:name="subpicture_5f_text_20_Знак" style:display-name="subpicture_text Знак" style:family="text">
      <style:text-properties fo:font-size="12pt" style:font-size-asian="12pt" style:font-size-complex="12pt"/>
    </style:style>
    <style:style style:name="Подрисуночная_20_подпись_20_Знак" style:display-name="Подрисуночная подпись Знак" style:family="text" style:parent-style-name="subpicture_5f_text_20_Знак"/>
    <style:style style:name="WW8Num9z0" style:family="text">
      <style:text-properties style:font-name-asian="MS Mincho" style:font-family-asian="'MS Mincho', 'ＭＳ 明朝'" style:font-family-generic-asian="modern" style:language-asian="ja" style:country-asian="JP"/>
    </style:style>
    <style:style style:name="WW8Num9z1" style:family="text">
      <style:text-properties style:font-name="Symbol" fo:font-family="Symbol" style:font-family-generic="roman" style:font-pitch="variable" style:font-charset="x-symbol" style:font-name-asian="MS Mincho" style:font-family-asian="'MS Mincho', 'ＭＳ 明朝'" style:font-family-generic-asian="modern" style:language-asian="ja" style:country-asian="JP" style:font-name-complex="Symbol" style:font-family-complex="Symbol" style:font-family-generic-complex="roman" style:font-pitch-complex="variable" style:font-charset-complex="x-symbol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9z2" style:num-suffix=")" style:num-format="1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2.499cm" fo:margin-right="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.499cm" fo:margin-right="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агентство по образованию РФ</dc:title>
    <meta:initial-creator>Valentina</meta:initial-creator>
    <meta:creation-date>2009-09-05T01:41:00</meta:creation-date>
    <dc:date>2014-05-04T23:08:08.057000000</dc:date>
    <meta:print-date>2013-03-31T13:36:00</meta:print-date>
    <meta:editing-cycles>41</meta:editing-cycles>
    <meta:editing-duration>PT6H4M46S</meta:editing-duration>
    <meta:generator>LibreOffice/4.2.0.4$Windows_x86 LibreOffice_project/05dceb5d363845f2cf968344d7adab8dcfb2ba71</meta:generator>
    <meta:document-statistic meta:table-count="0" meta:image-count="0" meta:object-count="0" meta:page-count="8" meta:paragraph-count="326" meta:word-count="1466" meta:character-count="12916" meta:non-whitespace-character-count="10250"/>
  </office:meta>
</office:document-meta>
</file>